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6.874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Troglody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Namn</text:p>
          </table:table-cell>
          <table:table-cell office:value-type="string">
            <text:p>Troglodyt</text:p>
          </table:table-cell>
          <table:table-cell office:value-type="string">
            <text:p>Normal</text:p>
          </table:table-cell>
        </table:table-row>
        <table:table-row table:style-name="ro1">
          <table:table-cell/>
          <table:table-cell office:value-type="string">
            <text:p>Ras</text:p>
          </table:table-cell>
          <table:table-cell office:value-type="string">
            <text:p>Troglodyt</text:p>
          </table:table-cell>
          <table:table-cell/>
        </table:table-row>
        <table:table-row table:style-name="ro1">
          <table:table-cell/>
          <table:table-cell office:value-type="string">
            <text:p>STY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/>
          <table:table-cell office:value-type="string">
            <text:p>FYS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string">
            <text:p>SMI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INT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PSY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string">
            <text:p>STO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KP</text:p>
          </table:table-cell>
          <table:table-cell table:style-name="ce1" table:formula="of:=+([.C9]+[.C5])/2" office:value-type="float" office:value="16.5">
            <text:p>17</text:p>
          </table:table-cell>
          <table:table-cell/>
        </table:table-row>
        <table:table-row table:style-name="ro1">
          <table:table-cell/>
          <table:table-cell office:value-type="string">
            <text:p>KP i Bröstkorg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/>
          <table:table-cell office:value-type="string">
            <text:p>SB</text:p>
          </table:table-cell>
          <table:table-cell office:value-type="string">
            <text:p>+1T4</text:p>
          </table:table-cell>
          <table:table-cell/>
        </table:table-row>
        <table:table-row table:style-name="ro1">
          <table:table-cell/>
          <table:table-cell office:value-type="string">
            <text:p>RutorPerHT</text:p>
          </table:table-cell>
          <table:table-cell office:value-type="string">
            <text:p>L11</text:p>
          </table:table-cell>
          <table:table-cell/>
        </table:table-row>
        <table:table-row table:style-name="ro1">
          <table:table-cell/>
          <table:table-cell office:value-type="string">
            <text:p>Naturlig Skyd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Rustn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örmåg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ndlingstillfäll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Vapen</text:p>
          </table:table-cell>
          <table:table-cell office:value-type="string">
            <text:p>FV</text:p>
          </table:table-cell>
          <table:table-cell office:value-type="string">
            <text:p>SKA</text:p>
          </table:table-cell>
        </table:table-row>
        <table:table-row table:style-name="ro1">
          <table:table-cell/>
          <table:table-cell office:value-type="string">
            <text:p>Tung träklubba</text:p>
          </table:table-cell>
          <table:table-cell office:value-type="float" office:value="8">
            <text:p>8</text:p>
          </table:table-cell>
          <table:table-cell office:value-type="string">
            <text:p>1T8</text:p>
          </table:table-cell>
        </table:table-row>
        <table:table-row table:style-name="ro2">
          <table:table-cell/>
          <table:table-cell office:value-type="string">
            <text:p>Jaktspjut</text:p>
          </table:table-cell>
          <table:table-cell office:value-type="float" office:value="7">
            <text:p>7</text:p>
          </table:table-cell>
          <table:table-cell office:value-type="string">
            <text:p>1T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Takti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fall försv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R1</text:p>
          </table:table-cell>
          <table:table-cell/>
          <table:table-cell office:value-type="string">
            <text:p>E(dam)</text:p>
          </table:table-cell>
        </table:table-row>
        <table:table-row table:style-name="ro1">
          <table:table-cell/>
          <table:table-cell office:value-type="string">
            <text:p>HT1</text:p>
          </table:table-cell>
          <table:table-cell office:value-type="string">
            <text:p>Tung träklubba</text:p>
          </table:table-cell>
          <table:table-cell table:formula="of:=+[.C20]/20*(4+2)" office:value-type="float" office:value="2.4">
            <text:p>2,4</text:p>
          </table:table-cell>
        </table:table-row>
        <table:table-row table:style-name="ro1">
          <table:table-cell/>
          <table:table-cell office:value-type="string">
            <text:p>HT2</text:p>
          </table:table-cell>
          <table:table-cell office:value-type="string">
            <text:p>Tung träklubba</text:p>
          </table:table-cell>
          <table:table-cell office:value-type="float" office:value="2.4">
            <text:p>2,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R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1</text:p>
          </table:table-cell>
          <table:table-cell office:value-type="string">
            <text:p>Tung träklubba</text:p>
          </table:table-cell>
          <table:table-cell office:value-type="float" office:value="2.4">
            <text:p>2,4</text:p>
          </table:table-cell>
        </table:table-row>
        <table:table-row table:style-name="ro1">
          <table:table-cell/>
          <table:table-cell office:value-type="string">
            <text:p>HT2</text:p>
          </table:table-cell>
          <table:table-cell office:value-type="string">
            <text:p>Tung träklubba</text:p>
          </table:table-cell>
          <table:table-cell office:value-type="float" office:value="2.4">
            <text:p>2,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SkadaPerSR</text:p>
          </table:table-cell>
          <table:table-cell/>
          <table:table-cell office:value-type="float" office:value="2.4">
            <text:p>2,4</text:p>
          </table:table-cell>
        </table:table-row>
      </table:table>
      <table:table table:name="Grottbjör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Namn</text:p>
          </table:table-cell>
          <table:table-cell office:value-type="string">
            <text:p>Grottbjörn</text:p>
          </table:table-cell>
          <table:table-cell office:value-type="string">
            <text:p>Stor</text:p>
          </table:table-cell>
        </table:table-row>
        <table:table-row table:style-name="ro1">
          <table:table-cell/>
          <table:table-cell office:value-type="string">
            <text:p>Ras</text:p>
          </table:table-cell>
          <table:table-cell office:value-type="string">
            <text:p>Grottbjörn</text:p>
          </table:table-cell>
          <table:table-cell/>
        </table:table-row>
        <table:table-row table:style-name="ro1">
          <table:table-cell/>
          <table:table-cell office:value-type="string">
            <text:p>STY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/>
          <table:table-cell office:value-type="string">
            <text:p>FYS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/>
          <table:table-cell office:value-type="string">
            <text:p>SMI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string">
            <text:p>INT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SY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string">
            <text:p>STO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/>
          <table:table-cell office:value-type="string">
            <text:p>KP</text:p>
          </table:table-cell>
          <table:table-cell table:style-name="ce1" table:formula="of:=+([.C9]+[.C5])/2" office:value-type="float" office:value="25.5">
            <text:p>26</text:p>
          </table:table-cell>
          <table:table-cell/>
        </table:table-row>
        <table:table-row table:style-name="ro1">
          <table:table-cell/>
          <table:table-cell office:value-type="string">
            <text:p>KP i Framkropp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SB</text:p>
          </table:table-cell>
          <table:table-cell office:value-type="string">
            <text:p>+2T6</text:p>
          </table:table-cell>
          <table:table-cell/>
        </table:table-row>
        <table:table-row table:style-name="ro3">
          <table:table-cell/>
          <table:table-cell office:value-type="string">
            <text:p>RutorPerHT</text:p>
          </table:table-cell>
          <table:table-cell office:value-type="string">
            <text:p>L13</text:p>
          </table:table-cell>
          <table:table-cell/>
        </table:table-row>
        <table:table-row table:style-name="ro1">
          <table:table-cell/>
          <table:table-cell office:value-type="string">
            <text:p>Naturlig Skydd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Rustn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örmåg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ndlingstillfäll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Vapen</text:p>
          </table:table-cell>
          <table:table-cell office:value-type="string">
            <text:p>FV</text:p>
          </table:table-cell>
          <table:table-cell office:value-type="string">
            <text:p>SKA</text:p>
          </table:table-cell>
        </table:table-row>
        <table:table-row table:style-name="ro1">
          <table:table-cell/>
          <table:table-cell office:value-type="string">
            <text:p>Bett</text:p>
          </table:table-cell>
          <table:table-cell office:value-type="float" office:value="12">
            <text:p>12</text:p>
          </table:table-cell>
          <table:table-cell office:value-type="string">
            <text:p>1T8</text:p>
          </table:table-cell>
        </table:table-row>
        <table:table-row table:style-name="ro1">
          <table:table-cell/>
          <table:table-cell office:value-type="string">
            <text:p>Klor</text:p>
          </table:table-cell>
          <table:table-cell office:value-type="float" office:value="14">
            <text:p>14</text:p>
          </table:table-cell>
          <table:table-cell office:value-type="string">
            <text:p>1T6</text:p>
          </table:table-cell>
        </table:table-row>
        <table:table-row table:style-name="ro1">
          <table:table-cell/>
          <table:table-cell office:value-type="string">
            <text:p>Kram</text:p>
          </table:table-cell>
          <table:table-cell office:value-type="string">
            <text:p>2*klor</text:p>
          </table:table-cell>
          <table:table-cell office:value-type="string">
            <text:p>2T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akti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faller endas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R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1</text:p>
          </table:table-cell>
          <table:table-cell office:value-type="string">
            <text:p>Bett</text:p>
          </table:table-cell>
          <table:table-cell/>
        </table:table-row>
        <table:table-row table:style-name="ro1">
          <table:table-cell/>
          <table:table-cell office:value-type="string">
            <text:p>HT2</text:p>
          </table:table-cell>
          <table:table-cell office:value-type="string">
            <text:p>Klor</text:p>
          </table:table-cell>
          <table:table-cell/>
        </table:table-row>
        <table:table-row table:style-name="ro1">
          <table:table-cell/>
          <table:table-cell office:value-type="string">
            <text:p>HT3</text:p>
          </table:table-cell>
          <table:table-cell office:value-type="string">
            <text:p>Klor</text:p>
          </table:table-cell>
          <table:table-cell/>
        </table:table-row>
        <table:table-row table:style-name="ro1">
          <table:table-cell/>
          <table:table-cell office:value-type="string">
            <text:p>SR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1</text:p>
          </table:table-cell>
          <table:table-cell office:value-type="string">
            <text:p>Kram om det går annars klor</text:p>
          </table:table-cell>
          <table:table-cell/>
        </table:table-row>
        <table:table-row table:style-name="ro1">
          <table:table-cell/>
          <table:table-cell office:value-type="string">
            <text:p>HT2</text:p>
          </table:table-cell>
          <table:table-cell office:value-type="string">
            <text:p>Bett</text:p>
          </table:table-cell>
          <table:table-cell/>
        </table:table-row>
        <table:table-row table:style-name="ro1">
          <table:table-cell/>
          <table:table-cell office:value-type="string">
            <text:p>HT3</text:p>
          </table:table-cell>
          <table:table-cell office:value-type="string">
            <text:p>Bet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3">
          <table:table-cell/>
          <table:table-cell office:value-type="string">
            <text:p>SkadaPerSR</text:p>
          </table:table-cell>
          <table:table-cell table:number-columns-repeated="2"/>
        </table:table-row>
      </table:table>
      <table:table table:name="Brunbjör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Namn</text:p>
          </table:table-cell>
          <table:table-cell office:value-type="string">
            <text:p>Brunbjörn</text:p>
          </table:table-cell>
          <table:table-cell office:value-type="string">
            <text:p>Medelstor</text:p>
          </table:table-cell>
        </table:table-row>
        <table:table-row table:style-name="ro1">
          <table:table-cell/>
          <table:table-cell office:value-type="string">
            <text:p>Ras</text:p>
          </table:table-cell>
          <table:table-cell office:value-type="string">
            <text:p>Brunbjörn</text:p>
          </table:table-cell>
          <table:table-cell/>
        </table:table-row>
        <table:table-row table:style-name="ro1">
          <table:table-cell/>
          <table:table-cell office:value-type="string">
            <text:p>STY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/>
          <table:table-cell office:value-type="string">
            <text:p>FYS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/>
          <table:table-cell office:value-type="string">
            <text:p>SMI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string">
            <text:p>INT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PSY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string">
            <text:p>STO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/>
          <table:table-cell office:value-type="string">
            <text:p>KP</text:p>
          </table:table-cell>
          <table:table-cell table:formula="of:=+([.C9]+[.C5])/2" office:value-type="float" office:value="23">
            <text:p>23</text:p>
          </table:table-cell>
          <table:table-cell/>
        </table:table-row>
        <table:table-row table:style-name="ro1">
          <table:table-cell/>
          <table:table-cell office:value-type="string">
            <text:p>KP i Framkropp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SB</text:p>
          </table:table-cell>
          <table:table-cell office:value-type="string">
            <text:p>+1T6</text:p>
          </table:table-cell>
          <table:table-cell/>
        </table:table-row>
        <table:table-row table:style-name="ro3">
          <table:table-cell/>
          <table:table-cell office:value-type="string">
            <text:p>RutorPerHT</text:p>
          </table:table-cell>
          <table:table-cell office:value-type="string">
            <text:p>L13</text:p>
          </table:table-cell>
          <table:table-cell/>
        </table:table-row>
        <table:table-row table:style-name="ro1">
          <table:table-cell/>
          <table:table-cell office:value-type="string">
            <text:p>Naturlig Skyd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Rustn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örmåg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ndlingstillfäll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Vapen</text:p>
          </table:table-cell>
          <table:table-cell office:value-type="string">
            <text:p>FV</text:p>
          </table:table-cell>
          <table:table-cell office:value-type="string">
            <text:p>SKA</text:p>
          </table:table-cell>
        </table:table-row>
        <table:table-row table:style-name="ro1">
          <table:table-cell/>
          <table:table-cell office:value-type="string">
            <text:p>Bett</text:p>
          </table:table-cell>
          <table:table-cell office:value-type="float" office:value="8">
            <text:p>8</text:p>
          </table:table-cell>
          <table:table-cell office:value-type="string">
            <text:p>1T8</text:p>
          </table:table-cell>
        </table:table-row>
        <table:table-row table:style-name="ro1">
          <table:table-cell/>
          <table:table-cell office:value-type="string">
            <text:p>Klor</text:p>
          </table:table-cell>
          <table:table-cell office:value-type="float" office:value="10">
            <text:p>10</text:p>
          </table:table-cell>
          <table:table-cell office:value-type="string">
            <text:p>1T6</text:p>
          </table:table-cell>
        </table:table-row>
        <table:table-row table:style-name="ro1">
          <table:table-cell/>
          <table:table-cell office:value-type="string">
            <text:p>Kram</text:p>
          </table:table-cell>
          <table:table-cell office:value-type="string">
            <text:p>2*klor</text:p>
          </table:table-cell>
          <table:table-cell office:value-type="string">
            <text:p>2T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akti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faller endas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R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1</text:p>
          </table:table-cell>
          <table:table-cell office:value-type="string">
            <text:p>Bett</text:p>
          </table:table-cell>
          <table:table-cell/>
        </table:table-row>
        <table:table-row table:style-name="ro1">
          <table:table-cell/>
          <table:table-cell office:value-type="string">
            <text:p>HT2</text:p>
          </table:table-cell>
          <table:table-cell office:value-type="string">
            <text:p>Klor</text:p>
          </table:table-cell>
          <table:table-cell/>
        </table:table-row>
        <table:table-row table:style-name="ro1">
          <table:table-cell/>
          <table:table-cell office:value-type="string">
            <text:p>HT3</text:p>
          </table:table-cell>
          <table:table-cell office:value-type="string">
            <text:p>Klor</text:p>
          </table:table-cell>
          <table:table-cell/>
        </table:table-row>
        <table:table-row table:style-name="ro1">
          <table:table-cell/>
          <table:table-cell office:value-type="string">
            <text:p>SR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1</text:p>
          </table:table-cell>
          <table:table-cell office:value-type="string">
            <text:p>Kram om det går annars klor</text:p>
          </table:table-cell>
          <table:table-cell/>
        </table:table-row>
        <table:table-row table:style-name="ro1">
          <table:table-cell/>
          <table:table-cell office:value-type="string">
            <text:p>HT2</text:p>
          </table:table-cell>
          <table:table-cell office:value-type="string">
            <text:p>Bett</text:p>
          </table:table-cell>
          <table:table-cell/>
        </table:table-row>
        <table:table-row table:style-name="ro1">
          <table:table-cell/>
          <table:table-cell office:value-type="string">
            <text:p>HT3</text:p>
          </table:table-cell>
          <table:table-cell office:value-type="string">
            <text:p>Bet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3">
          <table:table-cell/>
          <table:table-cell office:value-type="string">
            <text:p>SkadaPerSR</text:p>
          </table:table-cell>
          <table:table-cell table:number-columns-repeated="2"/>
        </table:table-row>
      </table:table>
      <table:table table:name="SvartHämnar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Namn</text:p>
          </table:table-cell>
          <table:table-cell office:value-type="string">
            <text:p>Volac</text:p>
          </table:table-cell>
          <table:table-cell office:value-type="string">
            <text:p>Vaktar en portal...</text:p>
          </table:table-cell>
        </table:table-row>
        <table:table-row table:style-name="ro1">
          <table:table-cell/>
          <table:table-cell office:value-type="string">
            <text:p>Ras</text:p>
          </table:table-cell>
          <table:table-cell office:value-type="string">
            <text:p>Svart hämnare</text:p>
          </table:table-cell>
          <table:table-cell/>
        </table:table-row>
        <table:table-row table:style-name="ro1">
          <table:table-cell/>
          <table:table-cell office:value-type="string">
            <text:p>STY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string">
            <text:p>FYS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string">
            <text:p>SMI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INT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PSY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STO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KP</text:p>
          </table:table-cell>
          <table:table-cell table:formula="of:=+([.C9]+[.C5])/2" office:value-type="float" office:value="52.5">
            <text:p>52,5</text:p>
          </table:table-cell>
          <table:table-cell/>
        </table:table-row>
        <table:table-row table:style-name="ro1">
          <table:table-cell/>
          <table:table-cell office:value-type="string">
            <text:p>KP i Bröstkorg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/>
          <table:table-cell office:value-type="string">
            <text:p>SB</text:p>
          </table:table-cell>
          <table:table-cell office:value-type="string">
            <text:p>+4T6</text:p>
          </table:table-cell>
          <table:table-cell/>
        </table:table-row>
        <table:table-row table:style-name="ro1">
          <table:table-cell/>
          <table:table-cell office:value-type="string">
            <text:p>RutorPerHT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string">
            <text:p>Naturlig Skyd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Rustning</text:p>
          </table:table-cell>
          <table:table-cell office:value-type="string">
            <text:p>Helrustning 15</text:p>
          </table:table-cell>
          <table:table-cell/>
        </table:table-row>
        <table:table-row table:style-name="ro1">
          <table:table-cell/>
          <table:table-cell office:value-type="string">
            <text:p>Förmåg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ndlingstillfälle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Vapen</text:p>
          </table:table-cell>
          <table:table-cell office:value-type="string">
            <text:p>FV</text:p>
          </table:table-cell>
          <table:table-cell office:value-type="string">
            <text:p>SKA</text:p>
          </table:table-cell>
        </table:table-row>
        <table:table-row table:style-name="ro1">
          <table:table-cell/>
          <table:table-cell office:value-type="string">
            <text:p>Dubbelyxa</text:p>
          </table:table-cell>
          <table:table-cell office:value-type="float" office:value="35">
            <text:p>35</text:p>
          </table:table-cell>
          <table:table-cell office:value-type="string">
            <text:p>4T10+4</text:p>
          </table:table-cell>
        </table:table-row>
        <table:table-row table:style-name="ro1">
          <table:table-cell/>
          <table:table-cell office:value-type="string">
            <text:p>-Jordbävning</text:p>
          </table:table-cell>
          <table:table-cell office:value-type="string">
            <text:p>En hel SR, var 5 SR</text:p>
          </table:table-cell>
          <table:table-cell office:value-type="string">
            <text:p>Alla inom 20 rutor faller. 1 SR att resa sig.</text:p>
          </table:table-cell>
        </table:table-row>
        <table:table-row table:style-name="ro1">
          <table:table-cell/>
          <table:table-cell office:value-type="string">
            <text:p>-Magisk osårbarhet</text:p>
          </table:table-cell>
          <table:table-cell office:value-type="string">
            <text:p>En hel SR, var 5 SR</text:p>
          </table:table-cell>
          <table:table-cell office:value-type="string">
            <text:p>Osårbar från allt magiskt i 2 SR</text:p>
          </table:table-cell>
        </table:table-row>
        <table:table-row table:style-name="ro1">
          <table:table-cell/>
          <table:table-cell office:value-type="string">
            <text:p>-Återvända</text:p>
          </table:table-cell>
          <table:table-cell office:value-type="string">
            <text:p>Ett HT </text:p>
          </table:table-cell>
          <table:table-cell office:value-type="string">
            <text:p>Yxan återvänder till hande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Vapenteknik</text:p>
          </table:table-cell>
          <table:table-cell office:value-type="string">
            <text:p>FV</text:p>
          </table:table-cell>
          <table:table-cell/>
        </table:table-row>
        <table:table-row table:style-name="ro1">
          <table:table-cell/>
          <table:table-cell office:value-type="string">
            <text:p>Svepande 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Flygande 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Dubbel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Kasta Yxa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Virvelvindsanfall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akti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ehe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SkadaPerSR</text:p>
          </table:table-cell>
          <table:table-cell table:number-columns-repeated="2"/>
        </table:table-row>
      </table:table>
      <table:table table:name="Tanks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Namn</text:p>
          </table:table-cell>
          <table:table-cell office:value-type="string">
            <text:p>Volac</text:p>
          </table:table-cell>
          <table:table-cell office:value-type="string">
            <text:p>Vaktar en portal...</text:p>
          </table:table-cell>
        </table:table-row>
        <table:table-row table:style-name="ro1">
          <table:table-cell/>
          <table:table-cell office:value-type="string">
            <text:p>Ras</text:p>
          </table:table-cell>
          <table:table-cell office:value-type="string">
            <text:p>Svart hämnare</text:p>
          </table:table-cell>
          <table:table-cell/>
        </table:table-row>
        <table:table-row table:style-name="ro1">
          <table:table-cell/>
          <table:table-cell office:value-type="string">
            <text:p>STY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string">
            <text:p>FYS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string">
            <text:p>SMI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INT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PSY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STO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KP</text:p>
          </table:table-cell>
          <table:table-cell table:formula="of:=+([.C9]+[.C5])/2" office:value-type="float" office:value="52.5">
            <text:p>52,5</text:p>
          </table:table-cell>
          <table:table-cell/>
        </table:table-row>
        <table:table-row table:style-name="ro1">
          <table:table-cell/>
          <table:table-cell office:value-type="string">
            <text:p>KP i Bröstkorg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/>
          <table:table-cell office:value-type="string">
            <text:p>SB</text:p>
          </table:table-cell>
          <table:table-cell office:value-type="string">
            <text:p>+4T6</text:p>
          </table:table-cell>
          <table:table-cell/>
        </table:table-row>
        <table:table-row table:style-name="ro2">
          <table:table-cell/>
          <table:table-cell office:value-type="string">
            <text:p>RutorPerHT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string">
            <text:p>Naturlig Skyd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Rustning</text:p>
          </table:table-cell>
          <table:table-cell office:value-type="string">
            <text:p>Helrustning 15</text:p>
          </table:table-cell>
          <table:table-cell/>
        </table:table-row>
        <table:table-row table:style-name="ro1">
          <table:table-cell/>
          <table:table-cell office:value-type="string">
            <text:p>Förmåg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ndlingstillfälle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Vapen</text:p>
          </table:table-cell>
          <table:table-cell office:value-type="string">
            <text:p>FV</text:p>
          </table:table-cell>
          <table:table-cell office:value-type="string">
            <text:p>SKA</text:p>
          </table:table-cell>
        </table:table-row>
        <table:table-row table:style-name="ro1">
          <table:table-cell/>
          <table:table-cell office:value-type="string">
            <text:p>Dubbelyxa</text:p>
          </table:table-cell>
          <table:table-cell office:value-type="float" office:value="35">
            <text:p>35</text:p>
          </table:table-cell>
          <table:table-cell office:value-type="string">
            <text:p>4T10+4</text:p>
          </table:table-cell>
        </table:table-row>
        <table:table-row table:style-name="ro2">
          <table:table-cell/>
          <table:table-cell office:value-type="string">
            <text:p>-Jordbävning</text:p>
          </table:table-cell>
          <table:table-cell office:value-type="string">
            <text:p>En hel SR, var 5 SR</text:p>
          </table:table-cell>
          <table:table-cell office:value-type="string">
            <text:p>Alla inom 20 rutor faller. 1 SR att resa sig.</text:p>
          </table:table-cell>
        </table:table-row>
        <table:table-row table:style-name="ro2">
          <table:table-cell/>
          <table:table-cell office:value-type="string">
            <text:p>-Magisk osårbarhet</text:p>
          </table:table-cell>
          <table:table-cell office:value-type="string">
            <text:p>En hel SR, var 5 SR</text:p>
          </table:table-cell>
          <table:table-cell office:value-type="string">
            <text:p>Osårbar från allt magiskt i 2 SR</text:p>
          </table:table-cell>
        </table:table-row>
        <table:table-row table:style-name="ro2">
          <table:table-cell/>
          <table:table-cell office:value-type="string">
            <text:p>-Återvända</text:p>
          </table:table-cell>
          <table:table-cell office:value-type="string">
            <text:p>Ett HT </text:p>
          </table:table-cell>
          <table:table-cell office:value-type="string">
            <text:p>Yxan återvänder till hande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Vapenteknik</text:p>
          </table:table-cell>
          <table:table-cell office:value-type="string">
            <text:p>FV</text:p>
          </table:table-cell>
          <table:table-cell/>
        </table:table-row>
        <table:table-row table:style-name="ro1">
          <table:table-cell/>
          <table:table-cell office:value-type="string">
            <text:p>Svepande 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Flygande 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Dubbel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Kasta Yxa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/>
          <table:table-cell office:value-type="string">
            <text:p>Virvelvindsanfall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Anfall försv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R1</text:p>
          </table:table-cell>
          <table:table-cell/>
          <table:table-cell office:value-type="string">
            <text:p>E(dam)</text:p>
          </table:table-cell>
        </table:table-row>
        <table:table-row table:style-name="ro1">
          <table:table-cell/>
          <table:table-cell office:value-type="string">
            <text:p>HT1</text:p>
          </table:table-cell>
          <table:table-cell office:value-type="string">
            <text:p>Klubba</text:p>
          </table:table-cell>
          <table:table-cell table:formula="of:=+[.C27]/20*(4+2)" office:value-type="float" office:value="7.5">
            <text:p>7,5</text:p>
          </table:table-cell>
        </table:table-row>
        <table:table-row table:style-name="ro1">
          <table:table-cell/>
          <table:table-cell office:value-type="string">
            <text:p>HT2</text:p>
          </table:table-cell>
          <table:table-cell office:value-type="string">
            <text:p>Klubba</text:p>
          </table:table-cell>
          <table:table-cell office:value-type="float" office:value="2.4">
            <text:p>2,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R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1</text:p>
          </table:table-cell>
          <table:table-cell office:value-type="string">
            <text:p>Klubba</text:p>
          </table:table-cell>
          <table:table-cell office:value-type="float" office:value="2.4">
            <text:p>2,4</text:p>
          </table:table-cell>
        </table:table-row>
        <table:table-row table:style-name="ro1">
          <table:table-cell/>
          <table:table-cell office:value-type="string">
            <text:p>HT2</text:p>
          </table:table-cell>
          <table:table-cell office:value-type="string">
            <text:p>Klubba</text:p>
          </table:table-cell>
          <table:table-cell office:value-type="float" office:value="2.4">
            <text:p>2,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office:value-type="string">
            <text:p>SkadaPerSR</text:p>
          </table:table-cell>
          <table:table-cell/>
          <table:table-cell office:value-type="float" office:value="2.4">
            <text:p>2,4</text:p>
          </table:table-cell>
        </table:table-row>
      </table:table>
      <table:table table:name="DPS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Namn</text:p>
          </table:table-cell>
          <table:table-cell office:value-type="string">
            <text:p>Volac</text:p>
          </table:table-cell>
          <table:table-cell office:value-type="string">
            <text:p>Vaktar en portal...</text:p>
          </table:table-cell>
        </table:table-row>
        <table:table-row table:style-name="ro1">
          <table:table-cell/>
          <table:table-cell office:value-type="string">
            <text:p>Ras</text:p>
          </table:table-cell>
          <table:table-cell office:value-type="string">
            <text:p>Svart hämnare</text:p>
          </table:table-cell>
          <table:table-cell/>
        </table:table-row>
        <table:table-row table:style-name="ro1">
          <table:table-cell/>
          <table:table-cell office:value-type="string">
            <text:p>STY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string">
            <text:p>FYS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string">
            <text:p>SMI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INT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PSY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STO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KP</text:p>
          </table:table-cell>
          <table:table-cell table:formula="of:=+([.C9]+[.C5])/2" office:value-type="float" office:value="52.5">
            <text:p>52,5</text:p>
          </table:table-cell>
          <table:table-cell/>
        </table:table-row>
        <table:table-row table:style-name="ro1">
          <table:table-cell/>
          <table:table-cell office:value-type="string">
            <text:p>KP i Bröstkorg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/>
          <table:table-cell office:value-type="string">
            <text:p>SB</text:p>
          </table:table-cell>
          <table:table-cell office:value-type="string">
            <text:p>+4T6</text:p>
          </table:table-cell>
          <table:table-cell/>
        </table:table-row>
        <table:table-row table:style-name="ro2">
          <table:table-cell/>
          <table:table-cell office:value-type="string">
            <text:p>RutorPerHT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string">
            <text:p>Naturlig Skyd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Rustning</text:p>
          </table:table-cell>
          <table:table-cell office:value-type="string">
            <text:p>Helrustning 15</text:p>
          </table:table-cell>
          <table:table-cell/>
        </table:table-row>
        <table:table-row table:style-name="ro1">
          <table:table-cell/>
          <table:table-cell office:value-type="string">
            <text:p>Förmåg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ndlingstillfälle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Vapen</text:p>
          </table:table-cell>
          <table:table-cell office:value-type="string">
            <text:p>FV</text:p>
          </table:table-cell>
          <table:table-cell office:value-type="string">
            <text:p>SKA</text:p>
          </table:table-cell>
        </table:table-row>
        <table:table-row table:style-name="ro1">
          <table:table-cell/>
          <table:table-cell office:value-type="string">
            <text:p>Dubbelyxa</text:p>
          </table:table-cell>
          <table:table-cell office:value-type="float" office:value="35">
            <text:p>35</text:p>
          </table:table-cell>
          <table:table-cell office:value-type="string">
            <text:p>4T10+4</text:p>
          </table:table-cell>
        </table:table-row>
        <table:table-row table:style-name="ro2">
          <table:table-cell/>
          <table:table-cell office:value-type="string">
            <text:p>-Jordbävning</text:p>
          </table:table-cell>
          <table:table-cell office:value-type="string">
            <text:p>En hel SR, var 5 SR</text:p>
          </table:table-cell>
          <table:table-cell office:value-type="string">
            <text:p>Alla inom 20 rutor faller. 1 SR att resa sig.</text:p>
          </table:table-cell>
        </table:table-row>
        <table:table-row table:style-name="ro2">
          <table:table-cell/>
          <table:table-cell office:value-type="string">
            <text:p>-Magisk osårbarhet</text:p>
          </table:table-cell>
          <table:table-cell office:value-type="string">
            <text:p>En hel SR, var 5 SR</text:p>
          </table:table-cell>
          <table:table-cell office:value-type="string">
            <text:p>Osårbar från allt magiskt i 2 SR</text:p>
          </table:table-cell>
        </table:table-row>
        <table:table-row table:style-name="ro2">
          <table:table-cell/>
          <table:table-cell office:value-type="string">
            <text:p>-Återvända</text:p>
          </table:table-cell>
          <table:table-cell office:value-type="string">
            <text:p>Ett HT </text:p>
          </table:table-cell>
          <table:table-cell office:value-type="string">
            <text:p>Yxan återvänder till hande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Vapenteknik</text:p>
          </table:table-cell>
          <table:table-cell office:value-type="string">
            <text:p>FV</text:p>
          </table:table-cell>
          <table:table-cell/>
        </table:table-row>
        <table:table-row table:style-name="ro1">
          <table:table-cell/>
          <table:table-cell office:value-type="string">
            <text:p>Svepande 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Flygande 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Dubbel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Kasta Yxa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/>
          <table:table-cell office:value-type="string">
            <text:p>Virvelvindsanfall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Anfall försv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R1</text:p>
          </table:table-cell>
          <table:table-cell/>
          <table:table-cell office:value-type="string">
            <text:p>E(dam)</text:p>
          </table:table-cell>
        </table:table-row>
        <table:table-row table:style-name="ro1">
          <table:table-cell/>
          <table:table-cell office:value-type="string">
            <text:p>HT1</text:p>
          </table:table-cell>
          <table:table-cell office:value-type="string">
            <text:p>Klubba</text:p>
          </table:table-cell>
          <table:table-cell table:formula="of:=+[.C27]/20*(4+2)" office:value-type="float" office:value="7.5">
            <text:p>7,5</text:p>
          </table:table-cell>
        </table:table-row>
        <table:table-row table:style-name="ro1">
          <table:table-cell/>
          <table:table-cell office:value-type="string">
            <text:p>HT2</text:p>
          </table:table-cell>
          <table:table-cell office:value-type="string">
            <text:p>Klubba</text:p>
          </table:table-cell>
          <table:table-cell office:value-type="float" office:value="2.4">
            <text:p>2,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R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1</text:p>
          </table:table-cell>
          <table:table-cell office:value-type="string">
            <text:p>Klubba</text:p>
          </table:table-cell>
          <table:table-cell office:value-type="float" office:value="2.4">
            <text:p>2,4</text:p>
          </table:table-cell>
        </table:table-row>
        <table:table-row table:style-name="ro1">
          <table:table-cell/>
          <table:table-cell office:value-type="string">
            <text:p>HT2</text:p>
          </table:table-cell>
          <table:table-cell office:value-type="string">
            <text:p>Klubba</text:p>
          </table:table-cell>
          <table:table-cell office:value-type="float" office:value="2.4">
            <text:p>2,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office:value-type="string">
            <text:p>SkadaPerSR</text:p>
          </table:table-cell>
          <table:table-cell/>
          <table:table-cell office:value-type="float" office:value="2.4">
            <text:p>2,4</text:p>
          </table:table-cell>
        </table:table-row>
      </table:table>
      <table:table table:name="Vampyrbaron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Namn</text:p>
          </table:table-cell>
          <table:table-cell office:value-type="string">
            <text:p>Volac</text:p>
          </table:table-cell>
          <table:table-cell office:value-type="string">
            <text:p>Vaktar en portal...</text:p>
          </table:table-cell>
        </table:table-row>
        <table:table-row table:style-name="ro1">
          <table:table-cell/>
          <table:table-cell office:value-type="string">
            <text:p>Ras</text:p>
          </table:table-cell>
          <table:table-cell office:value-type="string">
            <text:p>Svart hämnare</text:p>
          </table:table-cell>
          <table:table-cell/>
        </table:table-row>
        <table:table-row table:style-name="ro1">
          <table:table-cell/>
          <table:table-cell office:value-type="string">
            <text:p>STY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string">
            <text:p>FYS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string">
            <text:p>SMI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INT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PSY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STO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KP</text:p>
          </table:table-cell>
          <table:table-cell table:formula="of:=+([.C9]+[.C5])/2" office:value-type="float" office:value="52.5">
            <text:p>52,5</text:p>
          </table:table-cell>
          <table:table-cell/>
        </table:table-row>
        <table:table-row table:style-name="ro1">
          <table:table-cell/>
          <table:table-cell office:value-type="string">
            <text:p>KP i Bröstkorg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/>
          <table:table-cell office:value-type="string">
            <text:p>SB</text:p>
          </table:table-cell>
          <table:table-cell office:value-type="string">
            <text:p>+4T6</text:p>
          </table:table-cell>
          <table:table-cell/>
        </table:table-row>
        <table:table-row table:style-name="ro2">
          <table:table-cell/>
          <table:table-cell office:value-type="string">
            <text:p>RutorPerHT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string">
            <text:p>Naturlig Skyd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Rustning</text:p>
          </table:table-cell>
          <table:table-cell office:value-type="string">
            <text:p>Helrustning 15</text:p>
          </table:table-cell>
          <table:table-cell/>
        </table:table-row>
        <table:table-row table:style-name="ro1">
          <table:table-cell/>
          <table:table-cell office:value-type="string">
            <text:p>Förmåg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ndlingstillfälle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Vapen</text:p>
          </table:table-cell>
          <table:table-cell office:value-type="string">
            <text:p>FV</text:p>
          </table:table-cell>
          <table:table-cell office:value-type="string">
            <text:p>SKA</text:p>
          </table:table-cell>
        </table:table-row>
        <table:table-row table:style-name="ro1">
          <table:table-cell/>
          <table:table-cell office:value-type="string">
            <text:p>Dubbelyxa</text:p>
          </table:table-cell>
          <table:table-cell office:value-type="float" office:value="35">
            <text:p>35</text:p>
          </table:table-cell>
          <table:table-cell office:value-type="string">
            <text:p>4T10+4</text:p>
          </table:table-cell>
        </table:table-row>
        <table:table-row table:style-name="ro2">
          <table:table-cell/>
          <table:table-cell office:value-type="string">
            <text:p>-Jordbävning</text:p>
          </table:table-cell>
          <table:table-cell office:value-type="string">
            <text:p>En hel SR, var 5 SR</text:p>
          </table:table-cell>
          <table:table-cell office:value-type="string">
            <text:p>Alla inom 20 rutor faller. 1 SR att resa sig.</text:p>
          </table:table-cell>
        </table:table-row>
        <table:table-row table:style-name="ro2">
          <table:table-cell/>
          <table:table-cell office:value-type="string">
            <text:p>-Magisk osårbarhet</text:p>
          </table:table-cell>
          <table:table-cell office:value-type="string">
            <text:p>En hel SR, var 5 SR</text:p>
          </table:table-cell>
          <table:table-cell office:value-type="string">
            <text:p>Osårbar från allt magiskt i 2 SR</text:p>
          </table:table-cell>
        </table:table-row>
        <table:table-row table:style-name="ro2">
          <table:table-cell/>
          <table:table-cell office:value-type="string">
            <text:p>-Återvända</text:p>
          </table:table-cell>
          <table:table-cell office:value-type="string">
            <text:p>Ett HT </text:p>
          </table:table-cell>
          <table:table-cell office:value-type="string">
            <text:p>Yxan återvänder till hande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Vapenteknik</text:p>
          </table:table-cell>
          <table:table-cell office:value-type="string">
            <text:p>FV</text:p>
          </table:table-cell>
          <table:table-cell/>
        </table:table-row>
        <table:table-row table:style-name="ro1">
          <table:table-cell/>
          <table:table-cell office:value-type="string">
            <text:p>Svepande 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Flygande 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Dubbel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Kasta Yxa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/>
          <table:table-cell office:value-type="string">
            <text:p>Virvelvindsanfall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Anfall försv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R1</text:p>
          </table:table-cell>
          <table:table-cell/>
          <table:table-cell office:value-type="string">
            <text:p>E(dam)</text:p>
          </table:table-cell>
        </table:table-row>
        <table:table-row table:style-name="ro1">
          <table:table-cell/>
          <table:table-cell office:value-type="string">
            <text:p>HT1</text:p>
          </table:table-cell>
          <table:table-cell office:value-type="string">
            <text:p>Klubba</text:p>
          </table:table-cell>
          <table:table-cell table:formula="of:=+[.C27]/20*(4+2)" office:value-type="float" office:value="7.5">
            <text:p>7,5</text:p>
          </table:table-cell>
        </table:table-row>
        <table:table-row table:style-name="ro1">
          <table:table-cell/>
          <table:table-cell office:value-type="string">
            <text:p>HT2</text:p>
          </table:table-cell>
          <table:table-cell office:value-type="string">
            <text:p>Klubba</text:p>
          </table:table-cell>
          <table:table-cell office:value-type="float" office:value="2.4">
            <text:p>2,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R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1</text:p>
          </table:table-cell>
          <table:table-cell office:value-type="string">
            <text:p>Klubba</text:p>
          </table:table-cell>
          <table:table-cell office:value-type="float" office:value="2.4">
            <text:p>2,4</text:p>
          </table:table-cell>
        </table:table-row>
        <table:table-row table:style-name="ro1">
          <table:table-cell/>
          <table:table-cell office:value-type="string">
            <text:p>HT2</text:p>
          </table:table-cell>
          <table:table-cell office:value-type="string">
            <text:p>Klubba</text:p>
          </table:table-cell>
          <table:table-cell office:value-type="float" office:value="2.4">
            <text:p>2,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office:value-type="string">
            <text:p>SkadaPerSR</text:p>
          </table:table-cell>
          <table:table-cell/>
          <table:table-cell office:value-type="float" office:value="2.4">
            <text:p>2,4</text:p>
          </table:table-cell>
        </table:table-row>
      </table:table>
      <table:table table:name="Warrior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Namn</text:p>
          </table:table-cell>
          <table:table-cell office:value-type="string">
            <text:p>Volac</text:p>
          </table:table-cell>
          <table:table-cell office:value-type="string">
            <text:p>Vaktar en portal...</text:p>
          </table:table-cell>
        </table:table-row>
        <table:table-row table:style-name="ro1">
          <table:table-cell/>
          <table:table-cell office:value-type="string">
            <text:p>Ras</text:p>
          </table:table-cell>
          <table:table-cell office:value-type="string">
            <text:p>Svart hämnare</text:p>
          </table:table-cell>
          <table:table-cell/>
        </table:table-row>
        <table:table-row table:style-name="ro1">
          <table:table-cell/>
          <table:table-cell office:value-type="string">
            <text:p>STY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string">
            <text:p>FYS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string">
            <text:p>SMI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INT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PSY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STO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KP</text:p>
          </table:table-cell>
          <table:table-cell table:formula="of:=+([.C9]+[.C5])/2" office:value-type="float" office:value="52.5">
            <text:p>52,5</text:p>
          </table:table-cell>
          <table:table-cell/>
        </table:table-row>
        <table:table-row table:style-name="ro1">
          <table:table-cell/>
          <table:table-cell office:value-type="string">
            <text:p>KP i Bröstkorg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/>
          <table:table-cell office:value-type="string">
            <text:p>SB</text:p>
          </table:table-cell>
          <table:table-cell office:value-type="string">
            <text:p>+4T6</text:p>
          </table:table-cell>
          <table:table-cell/>
        </table:table-row>
        <table:table-row table:style-name="ro2">
          <table:table-cell/>
          <table:table-cell office:value-type="string">
            <text:p>RutorPerHT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string">
            <text:p>Naturlig Skyd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Rustning</text:p>
          </table:table-cell>
          <table:table-cell office:value-type="string">
            <text:p>Helrustning 15</text:p>
          </table:table-cell>
          <table:table-cell/>
        </table:table-row>
        <table:table-row table:style-name="ro1">
          <table:table-cell/>
          <table:table-cell office:value-type="string">
            <text:p>Förmåg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ndlingstillfälle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Vapen</text:p>
          </table:table-cell>
          <table:table-cell office:value-type="string">
            <text:p>FV</text:p>
          </table:table-cell>
          <table:table-cell office:value-type="string">
            <text:p>SKA</text:p>
          </table:table-cell>
        </table:table-row>
        <table:table-row table:style-name="ro1">
          <table:table-cell/>
          <table:table-cell office:value-type="string">
            <text:p>Dubbelyxa</text:p>
          </table:table-cell>
          <table:table-cell office:value-type="float" office:value="35">
            <text:p>35</text:p>
          </table:table-cell>
          <table:table-cell office:value-type="string">
            <text:p>4T10+4</text:p>
          </table:table-cell>
        </table:table-row>
        <table:table-row table:style-name="ro2">
          <table:table-cell/>
          <table:table-cell office:value-type="string">
            <text:p>-Jordbävning</text:p>
          </table:table-cell>
          <table:table-cell office:value-type="string">
            <text:p>En hel SR, var 5 SR</text:p>
          </table:table-cell>
          <table:table-cell office:value-type="string">
            <text:p>Alla inom 20 rutor faller. 1 SR att resa sig.</text:p>
          </table:table-cell>
        </table:table-row>
        <table:table-row table:style-name="ro2">
          <table:table-cell/>
          <table:table-cell office:value-type="string">
            <text:p>-Magisk osårbarhet</text:p>
          </table:table-cell>
          <table:table-cell office:value-type="string">
            <text:p>En hel SR, var 5 SR</text:p>
          </table:table-cell>
          <table:table-cell office:value-type="string">
            <text:p>Osårbar från allt magiskt i 2 SR</text:p>
          </table:table-cell>
        </table:table-row>
        <table:table-row table:style-name="ro2">
          <table:table-cell/>
          <table:table-cell office:value-type="string">
            <text:p>-Återvända</text:p>
          </table:table-cell>
          <table:table-cell office:value-type="string">
            <text:p>Ett HT </text:p>
          </table:table-cell>
          <table:table-cell office:value-type="string">
            <text:p>Yxan återvänder till hande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Vapenteknik</text:p>
          </table:table-cell>
          <table:table-cell office:value-type="string">
            <text:p>FV</text:p>
          </table:table-cell>
          <table:table-cell/>
        </table:table-row>
        <table:table-row table:style-name="ro1">
          <table:table-cell/>
          <table:table-cell office:value-type="string">
            <text:p>Svepande 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Flygande 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Dubbel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Kasta Yxa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/>
          <table:table-cell office:value-type="string">
            <text:p>Virvelvindsanfall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Anfall försv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R1</text:p>
          </table:table-cell>
          <table:table-cell/>
          <table:table-cell office:value-type="string">
            <text:p>E(dam)</text:p>
          </table:table-cell>
        </table:table-row>
        <table:table-row table:style-name="ro1">
          <table:table-cell/>
          <table:table-cell office:value-type="string">
            <text:p>HT1</text:p>
          </table:table-cell>
          <table:table-cell office:value-type="string">
            <text:p>Klubba</text:p>
          </table:table-cell>
          <table:table-cell table:formula="of:=+[.C27]/20*(4+2)" office:value-type="float" office:value="7.5">
            <text:p>7,5</text:p>
          </table:table-cell>
        </table:table-row>
        <table:table-row table:style-name="ro1">
          <table:table-cell/>
          <table:table-cell office:value-type="string">
            <text:p>HT2</text:p>
          </table:table-cell>
          <table:table-cell office:value-type="string">
            <text:p>Klubba</text:p>
          </table:table-cell>
          <table:table-cell office:value-type="float" office:value="2.4">
            <text:p>2,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R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1</text:p>
          </table:table-cell>
          <table:table-cell office:value-type="string">
            <text:p>Klubba</text:p>
          </table:table-cell>
          <table:table-cell office:value-type="float" office:value="2.4">
            <text:p>2,4</text:p>
          </table:table-cell>
        </table:table-row>
        <table:table-row table:style-name="ro1">
          <table:table-cell/>
          <table:table-cell office:value-type="string">
            <text:p>HT2</text:p>
          </table:table-cell>
          <table:table-cell office:value-type="string">
            <text:p>Klubba</text:p>
          </table:table-cell>
          <table:table-cell office:value-type="float" office:value="2.4">
            <text:p>2,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office:value-type="string">
            <text:p>SkadaPerSR</text:p>
          </table:table-cell>
          <table:table-cell/>
          <table:table-cell office:value-type="float" office:value="2.4">
            <text:p>2,4</text:p>
          </table:table-cell>
        </table:table-row>
      </table:table>
      <table:table table:name="CasterDPS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Namn</text:p>
          </table:table-cell>
          <table:table-cell office:value-type="string">
            <text:p>Volac</text:p>
          </table:table-cell>
          <table:table-cell office:value-type="string">
            <text:p>Vaktar en portal...</text:p>
          </table:table-cell>
        </table:table-row>
        <table:table-row table:style-name="ro1">
          <table:table-cell/>
          <table:table-cell office:value-type="string">
            <text:p>Ras</text:p>
          </table:table-cell>
          <table:table-cell office:value-type="string">
            <text:p>Svart hämnare</text:p>
          </table:table-cell>
          <table:table-cell/>
        </table:table-row>
        <table:table-row table:style-name="ro1">
          <table:table-cell/>
          <table:table-cell office:value-type="string">
            <text:p>STY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string">
            <text:p>FYS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string">
            <text:p>SMI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INT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PSY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STO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KP</text:p>
          </table:table-cell>
          <table:table-cell table:formula="of:=+([.C9]+[.C5])/2" office:value-type="float" office:value="52.5">
            <text:p>52,5</text:p>
          </table:table-cell>
          <table:table-cell/>
        </table:table-row>
        <table:table-row table:style-name="ro1">
          <table:table-cell/>
          <table:table-cell office:value-type="string">
            <text:p>KP i Bröstkorg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/>
          <table:table-cell office:value-type="string">
            <text:p>SB</text:p>
          </table:table-cell>
          <table:table-cell office:value-type="string">
            <text:p>+4T6</text:p>
          </table:table-cell>
          <table:table-cell/>
        </table:table-row>
        <table:table-row table:style-name="ro2">
          <table:table-cell/>
          <table:table-cell office:value-type="string">
            <text:p>RutorPerHT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string">
            <text:p>Naturlig Skyd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Rustning</text:p>
          </table:table-cell>
          <table:table-cell office:value-type="string">
            <text:p>Helrustning 15</text:p>
          </table:table-cell>
          <table:table-cell/>
        </table:table-row>
        <table:table-row table:style-name="ro1">
          <table:table-cell/>
          <table:table-cell office:value-type="string">
            <text:p>Förmåg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ndlingstillfälle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Vapen</text:p>
          </table:table-cell>
          <table:table-cell office:value-type="string">
            <text:p>FV</text:p>
          </table:table-cell>
          <table:table-cell office:value-type="string">
            <text:p>SKA</text:p>
          </table:table-cell>
        </table:table-row>
        <table:table-row table:style-name="ro1">
          <table:table-cell/>
          <table:table-cell office:value-type="string">
            <text:p>Dubbelyxa</text:p>
          </table:table-cell>
          <table:table-cell office:value-type="float" office:value="35">
            <text:p>35</text:p>
          </table:table-cell>
          <table:table-cell office:value-type="string">
            <text:p>4T10+4</text:p>
          </table:table-cell>
        </table:table-row>
        <table:table-row table:style-name="ro2">
          <table:table-cell/>
          <table:table-cell office:value-type="string">
            <text:p>-Jordbävning</text:p>
          </table:table-cell>
          <table:table-cell office:value-type="string">
            <text:p>En hel SR, var 5 SR</text:p>
          </table:table-cell>
          <table:table-cell office:value-type="string">
            <text:p>Alla inom 20 rutor faller. 1 SR att resa sig.</text:p>
          </table:table-cell>
        </table:table-row>
        <table:table-row table:style-name="ro2">
          <table:table-cell/>
          <table:table-cell office:value-type="string">
            <text:p>-Magisk osårbarhet</text:p>
          </table:table-cell>
          <table:table-cell office:value-type="string">
            <text:p>En hel SR, var 5 SR</text:p>
          </table:table-cell>
          <table:table-cell office:value-type="string">
            <text:p>Osårbar från allt magiskt i 2 SR</text:p>
          </table:table-cell>
        </table:table-row>
        <table:table-row table:style-name="ro2">
          <table:table-cell/>
          <table:table-cell office:value-type="string">
            <text:p>-Återvända</text:p>
          </table:table-cell>
          <table:table-cell office:value-type="string">
            <text:p>Ett HT </text:p>
          </table:table-cell>
          <table:table-cell office:value-type="string">
            <text:p>Yxan återvänder till hande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Vapenteknik</text:p>
          </table:table-cell>
          <table:table-cell office:value-type="string">
            <text:p>FV</text:p>
          </table:table-cell>
          <table:table-cell/>
        </table:table-row>
        <table:table-row table:style-name="ro1">
          <table:table-cell/>
          <table:table-cell office:value-type="string">
            <text:p>Svepande 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Flygande 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Dubbel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Kasta Yxa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/>
          <table:table-cell office:value-type="string">
            <text:p>Virvelvindsanfall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Anfall försv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R1</text:p>
          </table:table-cell>
          <table:table-cell/>
          <table:table-cell office:value-type="string">
            <text:p>E(dam)</text:p>
          </table:table-cell>
        </table:table-row>
        <table:table-row table:style-name="ro1">
          <table:table-cell/>
          <table:table-cell office:value-type="string">
            <text:p>HT1</text:p>
          </table:table-cell>
          <table:table-cell office:value-type="string">
            <text:p>Klubba</text:p>
          </table:table-cell>
          <table:table-cell table:formula="of:=+[.C27]/20*(4+2)" office:value-type="float" office:value="7.5">
            <text:p>7,5</text:p>
          </table:table-cell>
        </table:table-row>
        <table:table-row table:style-name="ro1">
          <table:table-cell/>
          <table:table-cell office:value-type="string">
            <text:p>HT2</text:p>
          </table:table-cell>
          <table:table-cell office:value-type="string">
            <text:p>Klubba</text:p>
          </table:table-cell>
          <table:table-cell office:value-type="float" office:value="2.4">
            <text:p>2,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R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1</text:p>
          </table:table-cell>
          <table:table-cell office:value-type="string">
            <text:p>Klubba</text:p>
          </table:table-cell>
          <table:table-cell office:value-type="float" office:value="2.4">
            <text:p>2,4</text:p>
          </table:table-cell>
        </table:table-row>
        <table:table-row table:style-name="ro1">
          <table:table-cell/>
          <table:table-cell office:value-type="string">
            <text:p>HT2</text:p>
          </table:table-cell>
          <table:table-cell office:value-type="string">
            <text:p>Klubba</text:p>
          </table:table-cell>
          <table:table-cell office:value-type="float" office:value="2.4">
            <text:p>2,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office:value-type="string">
            <text:p>SkadaPerSR</text:p>
          </table:table-cell>
          <table:table-cell/>
          <table:table-cell office:value-type="float" office:value="2.4">
            <text:p>2,4</text:p>
          </table:table-cell>
        </table:table-row>
      </table:table>
      <table:table table:name="Troll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Namn</text:p>
          </table:table-cell>
          <table:table-cell office:value-type="string">
            <text:p>Volac</text:p>
          </table:table-cell>
          <table:table-cell office:value-type="string">
            <text:p>Vaktar en portal...</text:p>
          </table:table-cell>
        </table:table-row>
        <table:table-row table:style-name="ro1">
          <table:table-cell/>
          <table:table-cell office:value-type="string">
            <text:p>Ras</text:p>
          </table:table-cell>
          <table:table-cell office:value-type="string">
            <text:p>Svart hämnare</text:p>
          </table:table-cell>
          <table:table-cell/>
        </table:table-row>
        <table:table-row table:style-name="ro1">
          <table:table-cell/>
          <table:table-cell office:value-type="string">
            <text:p>STY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string">
            <text:p>FYS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string">
            <text:p>SMI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INT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PSY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STO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KP</text:p>
          </table:table-cell>
          <table:table-cell table:formula="of:=+([.C9]+[.C5])/2" office:value-type="float" office:value="52.5">
            <text:p>52,5</text:p>
          </table:table-cell>
          <table:table-cell/>
        </table:table-row>
        <table:table-row table:style-name="ro1">
          <table:table-cell/>
          <table:table-cell office:value-type="string">
            <text:p>KP i Bröstkorg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/>
          <table:table-cell office:value-type="string">
            <text:p>SB</text:p>
          </table:table-cell>
          <table:table-cell office:value-type="string">
            <text:p>+4T6</text:p>
          </table:table-cell>
          <table:table-cell/>
        </table:table-row>
        <table:table-row table:style-name="ro2">
          <table:table-cell/>
          <table:table-cell office:value-type="string">
            <text:p>RutorPerHT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string">
            <text:p>Naturlig Skyd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Rustning</text:p>
          </table:table-cell>
          <table:table-cell office:value-type="string">
            <text:p>Helrustning 15</text:p>
          </table:table-cell>
          <table:table-cell/>
        </table:table-row>
        <table:table-row table:style-name="ro1">
          <table:table-cell/>
          <table:table-cell office:value-type="string">
            <text:p>Förmåg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ndlingstillfälle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Vapen</text:p>
          </table:table-cell>
          <table:table-cell office:value-type="string">
            <text:p>FV</text:p>
          </table:table-cell>
          <table:table-cell office:value-type="string">
            <text:p>SKA</text:p>
          </table:table-cell>
        </table:table-row>
        <table:table-row table:style-name="ro1">
          <table:table-cell/>
          <table:table-cell office:value-type="string">
            <text:p>Dubbelyxa</text:p>
          </table:table-cell>
          <table:table-cell office:value-type="float" office:value="35">
            <text:p>35</text:p>
          </table:table-cell>
          <table:table-cell office:value-type="string">
            <text:p>4T10+4</text:p>
          </table:table-cell>
        </table:table-row>
        <table:table-row table:style-name="ro2">
          <table:table-cell/>
          <table:table-cell office:value-type="string">
            <text:p>-Jordbävning</text:p>
          </table:table-cell>
          <table:table-cell office:value-type="string">
            <text:p>En hel SR, var 5 SR</text:p>
          </table:table-cell>
          <table:table-cell office:value-type="string">
            <text:p>Alla inom 20 rutor faller. 1 SR att resa sig.</text:p>
          </table:table-cell>
        </table:table-row>
        <table:table-row table:style-name="ro2">
          <table:table-cell/>
          <table:table-cell office:value-type="string">
            <text:p>-Magisk osårbarhet</text:p>
          </table:table-cell>
          <table:table-cell office:value-type="string">
            <text:p>En hel SR, var 5 SR</text:p>
          </table:table-cell>
          <table:table-cell office:value-type="string">
            <text:p>Osårbar från allt magiskt i 2 SR</text:p>
          </table:table-cell>
        </table:table-row>
        <table:table-row table:style-name="ro2">
          <table:table-cell/>
          <table:table-cell office:value-type="string">
            <text:p>-Återvända</text:p>
          </table:table-cell>
          <table:table-cell office:value-type="string">
            <text:p>Ett HT </text:p>
          </table:table-cell>
          <table:table-cell office:value-type="string">
            <text:p>Yxan återvänder till hande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Vapenteknik</text:p>
          </table:table-cell>
          <table:table-cell office:value-type="string">
            <text:p>FV</text:p>
          </table:table-cell>
          <table:table-cell/>
        </table:table-row>
        <table:table-row table:style-name="ro1">
          <table:table-cell/>
          <table:table-cell office:value-type="string">
            <text:p>Svepande 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Flygande 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Dubbel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Kasta Yxa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/>
          <table:table-cell office:value-type="string">
            <text:p>Virvelvindsanfall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Anfall försv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R1</text:p>
          </table:table-cell>
          <table:table-cell/>
          <table:table-cell office:value-type="string">
            <text:p>E(dam)</text:p>
          </table:table-cell>
        </table:table-row>
        <table:table-row table:style-name="ro1">
          <table:table-cell/>
          <table:table-cell office:value-type="string">
            <text:p>HT1</text:p>
          </table:table-cell>
          <table:table-cell office:value-type="string">
            <text:p>Klubba</text:p>
          </table:table-cell>
          <table:table-cell table:formula="of:=+[.C27]/20*(4+2)" office:value-type="float" office:value="7.5">
            <text:p>7,5</text:p>
          </table:table-cell>
        </table:table-row>
        <table:table-row table:style-name="ro1">
          <table:table-cell/>
          <table:table-cell office:value-type="string">
            <text:p>HT2</text:p>
          </table:table-cell>
          <table:table-cell office:value-type="string">
            <text:p>Klubba</text:p>
          </table:table-cell>
          <table:table-cell office:value-type="float" office:value="2.4">
            <text:p>2,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R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1</text:p>
          </table:table-cell>
          <table:table-cell office:value-type="string">
            <text:p>Klubba</text:p>
          </table:table-cell>
          <table:table-cell office:value-type="float" office:value="2.4">
            <text:p>2,4</text:p>
          </table:table-cell>
        </table:table-row>
        <table:table-row table:style-name="ro1">
          <table:table-cell/>
          <table:table-cell office:value-type="string">
            <text:p>HT2</text:p>
          </table:table-cell>
          <table:table-cell office:value-type="string">
            <text:p>Klubba</text:p>
          </table:table-cell>
          <table:table-cell office:value-type="float" office:value="2.4">
            <text:p>2,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office:value-type="string">
            <text:p>SkadaPerSR</text:p>
          </table:table-cell>
          <table:table-cell/>
          <table:table-cell office:value-type="float" office:value="2.4">
            <text:p>2,4</text:p>
          </table:table-cell>
        </table:table-row>
      </table:table>
      <table:table table:name="Demonfurste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Namn</text:p>
          </table:table-cell>
          <table:table-cell office:value-type="string">
            <text:p>Volac</text:p>
          </table:table-cell>
          <table:table-cell office:value-type="string">
            <text:p>Vaktar en portal...</text:p>
          </table:table-cell>
        </table:table-row>
        <table:table-row table:style-name="ro1">
          <table:table-cell/>
          <table:table-cell office:value-type="string">
            <text:p>Ras</text:p>
          </table:table-cell>
          <table:table-cell office:value-type="string">
            <text:p>Svart hämnare</text:p>
          </table:table-cell>
          <table:table-cell/>
        </table:table-row>
        <table:table-row table:style-name="ro1">
          <table:table-cell/>
          <table:table-cell office:value-type="string">
            <text:p>STY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string">
            <text:p>FYS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string">
            <text:p>SMI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INT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PSY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STO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KP</text:p>
          </table:table-cell>
          <table:table-cell table:formula="of:=+([.C9]+[.C5])/2" office:value-type="float" office:value="52.5">
            <text:p>52,5</text:p>
          </table:table-cell>
          <table:table-cell/>
        </table:table-row>
        <table:table-row table:style-name="ro1">
          <table:table-cell/>
          <table:table-cell office:value-type="string">
            <text:p>KP i Bröstkorg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/>
          <table:table-cell office:value-type="string">
            <text:p>SB</text:p>
          </table:table-cell>
          <table:table-cell office:value-type="string">
            <text:p>+4T6</text:p>
          </table:table-cell>
          <table:table-cell/>
        </table:table-row>
        <table:table-row table:style-name="ro2">
          <table:table-cell/>
          <table:table-cell office:value-type="string">
            <text:p>RutorPerHT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string">
            <text:p>Naturlig Skyd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Rustning</text:p>
          </table:table-cell>
          <table:table-cell office:value-type="string">
            <text:p>Helrustning 15</text:p>
          </table:table-cell>
          <table:table-cell/>
        </table:table-row>
        <table:table-row table:style-name="ro1">
          <table:table-cell/>
          <table:table-cell office:value-type="string">
            <text:p>Förmåg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ndlingstillfälle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Vapen</text:p>
          </table:table-cell>
          <table:table-cell office:value-type="string">
            <text:p>FV</text:p>
          </table:table-cell>
          <table:table-cell office:value-type="string">
            <text:p>SKA</text:p>
          </table:table-cell>
        </table:table-row>
        <table:table-row table:style-name="ro1">
          <table:table-cell/>
          <table:table-cell office:value-type="string">
            <text:p>Dubbelyxa</text:p>
          </table:table-cell>
          <table:table-cell office:value-type="float" office:value="35">
            <text:p>35</text:p>
          </table:table-cell>
          <table:table-cell office:value-type="string">
            <text:p>4T10+4</text:p>
          </table:table-cell>
        </table:table-row>
        <table:table-row table:style-name="ro2">
          <table:table-cell/>
          <table:table-cell office:value-type="string">
            <text:p>-Jordbävning</text:p>
          </table:table-cell>
          <table:table-cell office:value-type="string">
            <text:p>En hel SR, var 5 SR</text:p>
          </table:table-cell>
          <table:table-cell office:value-type="string">
            <text:p>Alla inom 20 rutor faller. 1 SR att resa sig.</text:p>
          </table:table-cell>
        </table:table-row>
        <table:table-row table:style-name="ro2">
          <table:table-cell/>
          <table:table-cell office:value-type="string">
            <text:p>-Magisk osårbarhet</text:p>
          </table:table-cell>
          <table:table-cell office:value-type="string">
            <text:p>En hel SR, var 5 SR</text:p>
          </table:table-cell>
          <table:table-cell office:value-type="string">
            <text:p>Osårbar från allt magiskt i 2 SR</text:p>
          </table:table-cell>
        </table:table-row>
        <table:table-row table:style-name="ro2">
          <table:table-cell/>
          <table:table-cell office:value-type="string">
            <text:p>-Återvända</text:p>
          </table:table-cell>
          <table:table-cell office:value-type="string">
            <text:p>Ett HT </text:p>
          </table:table-cell>
          <table:table-cell office:value-type="string">
            <text:p>Yxan återvänder till hande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Vapenteknik</text:p>
          </table:table-cell>
          <table:table-cell office:value-type="string">
            <text:p>FV</text:p>
          </table:table-cell>
          <table:table-cell/>
        </table:table-row>
        <table:table-row table:style-name="ro1">
          <table:table-cell/>
          <table:table-cell office:value-type="string">
            <text:p>Svepande 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Flygande 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Dubbel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Kasta Yxa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/>
          <table:table-cell office:value-type="string">
            <text:p>Virvelvindsanfall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Anfall försv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R1</text:p>
          </table:table-cell>
          <table:table-cell/>
          <table:table-cell office:value-type="string">
            <text:p>E(dam)</text:p>
          </table:table-cell>
        </table:table-row>
        <table:table-row table:style-name="ro1">
          <table:table-cell/>
          <table:table-cell office:value-type="string">
            <text:p>HT1</text:p>
          </table:table-cell>
          <table:table-cell office:value-type="string">
            <text:p>Klubba</text:p>
          </table:table-cell>
          <table:table-cell table:formula="of:=+[.C27]/20*(4+2)" office:value-type="float" office:value="7.5">
            <text:p>7,5</text:p>
          </table:table-cell>
        </table:table-row>
        <table:table-row table:style-name="ro1">
          <table:table-cell/>
          <table:table-cell office:value-type="string">
            <text:p>HT2</text:p>
          </table:table-cell>
          <table:table-cell office:value-type="string">
            <text:p>Klubba</text:p>
          </table:table-cell>
          <table:table-cell office:value-type="float" office:value="2.4">
            <text:p>2,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R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1</text:p>
          </table:table-cell>
          <table:table-cell office:value-type="string">
            <text:p>Klubba</text:p>
          </table:table-cell>
          <table:table-cell office:value-type="float" office:value="2.4">
            <text:p>2,4</text:p>
          </table:table-cell>
        </table:table-row>
        <table:table-row table:style-name="ro1">
          <table:table-cell/>
          <table:table-cell office:value-type="string">
            <text:p>HT2</text:p>
          </table:table-cell>
          <table:table-cell office:value-type="string">
            <text:p>Klubba</text:p>
          </table:table-cell>
          <table:table-cell office:value-type="float" office:value="2.4">
            <text:p>2,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office:value-type="string">
            <text:p>SkadaPerSR</text:p>
          </table:table-cell>
          <table:table-cell/>
          <table:table-cell office:value-type="float" office:value="2.4">
            <text:p>2,4</text:p>
          </table:table-cell>
        </table:table-row>
      </table:table>
      <table:table table:name="Köldbest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Namn</text:p>
          </table:table-cell>
          <table:table-cell office:value-type="string">
            <text:p>Volac</text:p>
          </table:table-cell>
          <table:table-cell office:value-type="string">
            <text:p>Vaktar en portal...</text:p>
          </table:table-cell>
        </table:table-row>
        <table:table-row table:style-name="ro1">
          <table:table-cell/>
          <table:table-cell office:value-type="string">
            <text:p>Ras</text:p>
          </table:table-cell>
          <table:table-cell office:value-type="string">
            <text:p>Svart hämnare</text:p>
          </table:table-cell>
          <table:table-cell/>
        </table:table-row>
        <table:table-row table:style-name="ro1">
          <table:table-cell/>
          <table:table-cell office:value-type="string">
            <text:p>STY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string">
            <text:p>FYS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string">
            <text:p>SMI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INT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PSY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STO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KP</text:p>
          </table:table-cell>
          <table:table-cell table:formula="of:=+([.C9]+[.C5])/2" office:value-type="float" office:value="52.5">
            <text:p>52,5</text:p>
          </table:table-cell>
          <table:table-cell/>
        </table:table-row>
        <table:table-row table:style-name="ro1">
          <table:table-cell/>
          <table:table-cell office:value-type="string">
            <text:p>KP i Bröstkorg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/>
          <table:table-cell office:value-type="string">
            <text:p>SB</text:p>
          </table:table-cell>
          <table:table-cell office:value-type="string">
            <text:p>+4T6</text:p>
          </table:table-cell>
          <table:table-cell/>
        </table:table-row>
        <table:table-row table:style-name="ro2">
          <table:table-cell/>
          <table:table-cell office:value-type="string">
            <text:p>RutorPerHT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string">
            <text:p>Naturlig Skyd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Rustning</text:p>
          </table:table-cell>
          <table:table-cell office:value-type="string">
            <text:p>Helrustning 15</text:p>
          </table:table-cell>
          <table:table-cell/>
        </table:table-row>
        <table:table-row table:style-name="ro1">
          <table:table-cell/>
          <table:table-cell office:value-type="string">
            <text:p>Förmåg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ndlingstillfälle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Vapen</text:p>
          </table:table-cell>
          <table:table-cell office:value-type="string">
            <text:p>FV</text:p>
          </table:table-cell>
          <table:table-cell office:value-type="string">
            <text:p>SKA</text:p>
          </table:table-cell>
        </table:table-row>
        <table:table-row table:style-name="ro1">
          <table:table-cell/>
          <table:table-cell office:value-type="string">
            <text:p>Dubbelyxa</text:p>
          </table:table-cell>
          <table:table-cell office:value-type="float" office:value="35">
            <text:p>35</text:p>
          </table:table-cell>
          <table:table-cell office:value-type="string">
            <text:p>4T10+4</text:p>
          </table:table-cell>
        </table:table-row>
        <table:table-row table:style-name="ro2">
          <table:table-cell/>
          <table:table-cell office:value-type="string">
            <text:p>-Jordbävning</text:p>
          </table:table-cell>
          <table:table-cell office:value-type="string">
            <text:p>En hel SR, var 5 SR</text:p>
          </table:table-cell>
          <table:table-cell office:value-type="string">
            <text:p>Alla inom 20 rutor faller. 1 SR att resa sig.</text:p>
          </table:table-cell>
        </table:table-row>
        <table:table-row table:style-name="ro2">
          <table:table-cell/>
          <table:table-cell office:value-type="string">
            <text:p>-Magisk osårbarhet</text:p>
          </table:table-cell>
          <table:table-cell office:value-type="string">
            <text:p>En hel SR, var 5 SR</text:p>
          </table:table-cell>
          <table:table-cell office:value-type="string">
            <text:p>Osårbar från allt magiskt i 2 SR</text:p>
          </table:table-cell>
        </table:table-row>
        <table:table-row table:style-name="ro2">
          <table:table-cell/>
          <table:table-cell office:value-type="string">
            <text:p>-Återvända</text:p>
          </table:table-cell>
          <table:table-cell office:value-type="string">
            <text:p>Ett HT </text:p>
          </table:table-cell>
          <table:table-cell office:value-type="string">
            <text:p>Yxan återvänder till hande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Vapenteknik</text:p>
          </table:table-cell>
          <table:table-cell office:value-type="string">
            <text:p>FV</text:p>
          </table:table-cell>
          <table:table-cell/>
        </table:table-row>
        <table:table-row table:style-name="ro1">
          <table:table-cell/>
          <table:table-cell office:value-type="string">
            <text:p>Svepande 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Flygande 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Dubbel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Kasta Yxa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/>
          <table:table-cell office:value-type="string">
            <text:p>Virvelvindsanfall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Anfall försv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R1</text:p>
          </table:table-cell>
          <table:table-cell/>
          <table:table-cell office:value-type="string">
            <text:p>E(dam)</text:p>
          </table:table-cell>
        </table:table-row>
        <table:table-row table:style-name="ro1">
          <table:table-cell/>
          <table:table-cell office:value-type="string">
            <text:p>HT1</text:p>
          </table:table-cell>
          <table:table-cell office:value-type="string">
            <text:p>Klubba</text:p>
          </table:table-cell>
          <table:table-cell table:formula="of:=+[.C27]/20*(4+2)" office:value-type="float" office:value="7.5">
            <text:p>7,5</text:p>
          </table:table-cell>
        </table:table-row>
        <table:table-row table:style-name="ro1">
          <table:table-cell/>
          <table:table-cell office:value-type="string">
            <text:p>HT2</text:p>
          </table:table-cell>
          <table:table-cell office:value-type="string">
            <text:p>Klubba</text:p>
          </table:table-cell>
          <table:table-cell office:value-type="float" office:value="2.4">
            <text:p>2,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R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1</text:p>
          </table:table-cell>
          <table:table-cell office:value-type="string">
            <text:p>Klubba</text:p>
          </table:table-cell>
          <table:table-cell office:value-type="float" office:value="2.4">
            <text:p>2,4</text:p>
          </table:table-cell>
        </table:table-row>
        <table:table-row table:style-name="ro1">
          <table:table-cell/>
          <table:table-cell office:value-type="string">
            <text:p>HT2</text:p>
          </table:table-cell>
          <table:table-cell office:value-type="string">
            <text:p>Klubba</text:p>
          </table:table-cell>
          <table:table-cell office:value-type="float" office:value="2.4">
            <text:p>2,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office:value-type="string">
            <text:p>SkadaPerSR</text:p>
          </table:table-cell>
          <table:table-cell/>
          <table:table-cell office:value-type="float" office:value="2.4">
            <text:p>2,4</text:p>
          </table:table-cell>
        </table:table-row>
      </table:table>
      <table:table table:name="Drake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Namn</text:p>
          </table:table-cell>
          <table:table-cell office:value-type="string">
            <text:p>Volac</text:p>
          </table:table-cell>
          <table:table-cell office:value-type="string">
            <text:p>Vaktar en portal...</text:p>
          </table:table-cell>
        </table:table-row>
        <table:table-row table:style-name="ro1">
          <table:table-cell/>
          <table:table-cell office:value-type="string">
            <text:p>Ras</text:p>
          </table:table-cell>
          <table:table-cell office:value-type="string">
            <text:p>Svart hämnare</text:p>
          </table:table-cell>
          <table:table-cell/>
        </table:table-row>
        <table:table-row table:style-name="ro1">
          <table:table-cell/>
          <table:table-cell office:value-type="string">
            <text:p>STY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string">
            <text:p>FYS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string">
            <text:p>SMI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INT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PSY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STO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KP</text:p>
          </table:table-cell>
          <table:table-cell table:formula="of:=+([.C9]+[.C5])/2" office:value-type="float" office:value="52.5">
            <text:p>52,5</text:p>
          </table:table-cell>
          <table:table-cell/>
        </table:table-row>
        <table:table-row table:style-name="ro1">
          <table:table-cell/>
          <table:table-cell office:value-type="string">
            <text:p>KP i Bröstkorg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/>
          <table:table-cell office:value-type="string">
            <text:p>SB</text:p>
          </table:table-cell>
          <table:table-cell office:value-type="string">
            <text:p>+4T6</text:p>
          </table:table-cell>
          <table:table-cell/>
        </table:table-row>
        <table:table-row table:style-name="ro2">
          <table:table-cell/>
          <table:table-cell office:value-type="string">
            <text:p>RutorPerHT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string">
            <text:p>Naturlig Skyd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Rustning</text:p>
          </table:table-cell>
          <table:table-cell office:value-type="string">
            <text:p>Helrustning 15</text:p>
          </table:table-cell>
          <table:table-cell/>
        </table:table-row>
        <table:table-row table:style-name="ro1">
          <table:table-cell/>
          <table:table-cell office:value-type="string">
            <text:p>Förmåg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ndlingstillfälle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Vapen</text:p>
          </table:table-cell>
          <table:table-cell office:value-type="string">
            <text:p>FV</text:p>
          </table:table-cell>
          <table:table-cell office:value-type="string">
            <text:p>SKA</text:p>
          </table:table-cell>
        </table:table-row>
        <table:table-row table:style-name="ro1">
          <table:table-cell/>
          <table:table-cell office:value-type="string">
            <text:p>Dubbelyxa</text:p>
          </table:table-cell>
          <table:table-cell office:value-type="float" office:value="35">
            <text:p>35</text:p>
          </table:table-cell>
          <table:table-cell office:value-type="string">
            <text:p>4T10+4</text:p>
          </table:table-cell>
        </table:table-row>
        <table:table-row table:style-name="ro2">
          <table:table-cell/>
          <table:table-cell office:value-type="string">
            <text:p>-Jordbävning</text:p>
          </table:table-cell>
          <table:table-cell office:value-type="string">
            <text:p>En hel SR, var 5 SR</text:p>
          </table:table-cell>
          <table:table-cell office:value-type="string">
            <text:p>Alla inom 20 rutor faller. 1 SR att resa sig.</text:p>
          </table:table-cell>
        </table:table-row>
        <table:table-row table:style-name="ro2">
          <table:table-cell/>
          <table:table-cell office:value-type="string">
            <text:p>-Magisk osårbarhet</text:p>
          </table:table-cell>
          <table:table-cell office:value-type="string">
            <text:p>En hel SR, var 5 SR</text:p>
          </table:table-cell>
          <table:table-cell office:value-type="string">
            <text:p>Osårbar från allt magiskt i 2 SR</text:p>
          </table:table-cell>
        </table:table-row>
        <table:table-row table:style-name="ro2">
          <table:table-cell/>
          <table:table-cell office:value-type="string">
            <text:p>-Återvända</text:p>
          </table:table-cell>
          <table:table-cell office:value-type="string">
            <text:p>Ett HT </text:p>
          </table:table-cell>
          <table:table-cell office:value-type="string">
            <text:p>Yxan återvänder till hande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Vapenteknik</text:p>
          </table:table-cell>
          <table:table-cell office:value-type="string">
            <text:p>FV</text:p>
          </table:table-cell>
          <table:table-cell/>
        </table:table-row>
        <table:table-row table:style-name="ro1">
          <table:table-cell/>
          <table:table-cell office:value-type="string">
            <text:p>Svepande 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Flygande 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Dubbel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Kasta Yxa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/>
          <table:table-cell office:value-type="string">
            <text:p>Virvelvindsanfall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Anfall försv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R1</text:p>
          </table:table-cell>
          <table:table-cell/>
          <table:table-cell office:value-type="string">
            <text:p>E(dam)</text:p>
          </table:table-cell>
        </table:table-row>
        <table:table-row table:style-name="ro1">
          <table:table-cell/>
          <table:table-cell office:value-type="string">
            <text:p>HT1</text:p>
          </table:table-cell>
          <table:table-cell office:value-type="string">
            <text:p>Klubba</text:p>
          </table:table-cell>
          <table:table-cell table:formula="of:=+[.C27]/20*(4+2)" office:value-type="float" office:value="7.5">
            <text:p>7,5</text:p>
          </table:table-cell>
        </table:table-row>
        <table:table-row table:style-name="ro1">
          <table:table-cell/>
          <table:table-cell office:value-type="string">
            <text:p>HT2</text:p>
          </table:table-cell>
          <table:table-cell office:value-type="string">
            <text:p>Klubba</text:p>
          </table:table-cell>
          <table:table-cell office:value-type="float" office:value="2.4">
            <text:p>2,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R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1</text:p>
          </table:table-cell>
          <table:table-cell office:value-type="string">
            <text:p>Klubba</text:p>
          </table:table-cell>
          <table:table-cell office:value-type="float" office:value="2.4">
            <text:p>2,4</text:p>
          </table:table-cell>
        </table:table-row>
        <table:table-row table:style-name="ro1">
          <table:table-cell/>
          <table:table-cell office:value-type="string">
            <text:p>HT2</text:p>
          </table:table-cell>
          <table:table-cell office:value-type="string">
            <text:p>Klubba</text:p>
          </table:table-cell>
          <table:table-cell office:value-type="float" office:value="2.4">
            <text:p>2,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office:value-type="string">
            <text:p>SkadaPerSR</text:p>
          </table:table-cell>
          <table:table-cell/>
          <table:table-cell office:value-type="float" office:value="2.4">
            <text:p>2,4</text:p>
          </table:table-cell>
        </table:table-row>
      </table:table>
      <table:table table:name="Häxa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Namn</text:p>
          </table:table-cell>
          <table:table-cell office:value-type="string">
            <text:p>Volac</text:p>
          </table:table-cell>
          <table:table-cell office:value-type="string">
            <text:p>Vaktar en portal...</text:p>
          </table:table-cell>
        </table:table-row>
        <table:table-row table:style-name="ro1">
          <table:table-cell/>
          <table:table-cell office:value-type="string">
            <text:p>Ras</text:p>
          </table:table-cell>
          <table:table-cell office:value-type="string">
            <text:p>Svart hämnare</text:p>
          </table:table-cell>
          <table:table-cell/>
        </table:table-row>
        <table:table-row table:style-name="ro1">
          <table:table-cell/>
          <table:table-cell office:value-type="string">
            <text:p>STY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string">
            <text:p>FYS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string">
            <text:p>SMI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INT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PSY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STO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KP</text:p>
          </table:table-cell>
          <table:table-cell table:formula="of:=+([.C9]+[.C5])/2" office:value-type="float" office:value="52.5">
            <text:p>52,5</text:p>
          </table:table-cell>
          <table:table-cell/>
        </table:table-row>
        <table:table-row table:style-name="ro1">
          <table:table-cell/>
          <table:table-cell office:value-type="string">
            <text:p>KP i Bröstkorg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/>
          <table:table-cell office:value-type="string">
            <text:p>SB</text:p>
          </table:table-cell>
          <table:table-cell office:value-type="string">
            <text:p>+4T6</text:p>
          </table:table-cell>
          <table:table-cell/>
        </table:table-row>
        <table:table-row table:style-name="ro2">
          <table:table-cell/>
          <table:table-cell office:value-type="string">
            <text:p>RutorPerHT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string">
            <text:p>Naturlig Skyd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Rustning</text:p>
          </table:table-cell>
          <table:table-cell office:value-type="string">
            <text:p>Helrustning 15</text:p>
          </table:table-cell>
          <table:table-cell/>
        </table:table-row>
        <table:table-row table:style-name="ro1">
          <table:table-cell/>
          <table:table-cell office:value-type="string">
            <text:p>Förmåg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ndlingstillfälle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Vapen</text:p>
          </table:table-cell>
          <table:table-cell office:value-type="string">
            <text:p>FV</text:p>
          </table:table-cell>
          <table:table-cell office:value-type="string">
            <text:p>SKA</text:p>
          </table:table-cell>
        </table:table-row>
        <table:table-row table:style-name="ro1">
          <table:table-cell/>
          <table:table-cell office:value-type="string">
            <text:p>Dubbelyxa</text:p>
          </table:table-cell>
          <table:table-cell office:value-type="float" office:value="35">
            <text:p>35</text:p>
          </table:table-cell>
          <table:table-cell office:value-type="string">
            <text:p>4T10+4</text:p>
          </table:table-cell>
        </table:table-row>
        <table:table-row table:style-name="ro2">
          <table:table-cell/>
          <table:table-cell office:value-type="string">
            <text:p>-Jordbävning</text:p>
          </table:table-cell>
          <table:table-cell office:value-type="string">
            <text:p>En hel SR, var 5 SR</text:p>
          </table:table-cell>
          <table:table-cell office:value-type="string">
            <text:p>Alla inom 20 rutor faller. 1 SR att resa sig.</text:p>
          </table:table-cell>
        </table:table-row>
        <table:table-row table:style-name="ro2">
          <table:table-cell/>
          <table:table-cell office:value-type="string">
            <text:p>-Magisk osårbarhet</text:p>
          </table:table-cell>
          <table:table-cell office:value-type="string">
            <text:p>En hel SR, var 5 SR</text:p>
          </table:table-cell>
          <table:table-cell office:value-type="string">
            <text:p>Osårbar från allt magiskt i 2 SR</text:p>
          </table:table-cell>
        </table:table-row>
        <table:table-row table:style-name="ro2">
          <table:table-cell/>
          <table:table-cell office:value-type="string">
            <text:p>-Återvända</text:p>
          </table:table-cell>
          <table:table-cell office:value-type="string">
            <text:p>Ett HT </text:p>
          </table:table-cell>
          <table:table-cell office:value-type="string">
            <text:p>Yxan återvänder till hande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Vapenteknik</text:p>
          </table:table-cell>
          <table:table-cell office:value-type="string">
            <text:p>FV</text:p>
          </table:table-cell>
          <table:table-cell/>
        </table:table-row>
        <table:table-row table:style-name="ro1">
          <table:table-cell/>
          <table:table-cell office:value-type="string">
            <text:p>Svepande 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Flygande 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Dubbel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Kasta Yxa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/>
          <table:table-cell office:value-type="string">
            <text:p>Virvelvindsanfall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Anfall försv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R1</text:p>
          </table:table-cell>
          <table:table-cell/>
          <table:table-cell office:value-type="string">
            <text:p>E(dam)</text:p>
          </table:table-cell>
        </table:table-row>
        <table:table-row table:style-name="ro1">
          <table:table-cell/>
          <table:table-cell office:value-type="string">
            <text:p>HT1</text:p>
          </table:table-cell>
          <table:table-cell office:value-type="string">
            <text:p>Klubba</text:p>
          </table:table-cell>
          <table:table-cell table:formula="of:=+[.C27]/20*(4+2)" office:value-type="float" office:value="7.5">
            <text:p>7,5</text:p>
          </table:table-cell>
        </table:table-row>
        <table:table-row table:style-name="ro1">
          <table:table-cell/>
          <table:table-cell office:value-type="string">
            <text:p>HT2</text:p>
          </table:table-cell>
          <table:table-cell office:value-type="string">
            <text:p>Klubba</text:p>
          </table:table-cell>
          <table:table-cell office:value-type="float" office:value="2.4">
            <text:p>2,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R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1</text:p>
          </table:table-cell>
          <table:table-cell office:value-type="string">
            <text:p>Klubba</text:p>
          </table:table-cell>
          <table:table-cell office:value-type="float" office:value="2.4">
            <text:p>2,4</text:p>
          </table:table-cell>
        </table:table-row>
        <table:table-row table:style-name="ro1">
          <table:table-cell/>
          <table:table-cell office:value-type="string">
            <text:p>HT2</text:p>
          </table:table-cell>
          <table:table-cell office:value-type="string">
            <text:p>Klubba</text:p>
          </table:table-cell>
          <table:table-cell office:value-type="float" office:value="2.4">
            <text:p>2,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office:value-type="string">
            <text:p>SkadaPerSR</text:p>
          </table:table-cell>
          <table:table-cell/>
          <table:table-cell office:value-type="float" office:value="2.4">
            <text:p>2,4</text:p>
          </table:table-cell>
        </table:table-row>
      </table:table>
      <table:table table:name="Ärkemagiker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Namn</text:p>
          </table:table-cell>
          <table:table-cell office:value-type="string">
            <text:p>Volac</text:p>
          </table:table-cell>
          <table:table-cell office:value-type="string">
            <text:p>Vaktar en portal...</text:p>
          </table:table-cell>
        </table:table-row>
        <table:table-row table:style-name="ro1">
          <table:table-cell/>
          <table:table-cell office:value-type="string">
            <text:p>Ras</text:p>
          </table:table-cell>
          <table:table-cell office:value-type="string">
            <text:p>Svart hämnare</text:p>
          </table:table-cell>
          <table:table-cell/>
        </table:table-row>
        <table:table-row table:style-name="ro1">
          <table:table-cell/>
          <table:table-cell office:value-type="string">
            <text:p>STY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string">
            <text:p>FYS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string">
            <text:p>SMI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INT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PSY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STO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KP</text:p>
          </table:table-cell>
          <table:table-cell table:formula="of:=+([.C9]+[.C5])/2" office:value-type="float" office:value="52.5">
            <text:p>52,5</text:p>
          </table:table-cell>
          <table:table-cell/>
        </table:table-row>
        <table:table-row table:style-name="ro1">
          <table:table-cell/>
          <table:table-cell office:value-type="string">
            <text:p>KP i Bröstkorg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/>
          <table:table-cell office:value-type="string">
            <text:p>SB</text:p>
          </table:table-cell>
          <table:table-cell office:value-type="string">
            <text:p>+4T6</text:p>
          </table:table-cell>
          <table:table-cell/>
        </table:table-row>
        <table:table-row table:style-name="ro2">
          <table:table-cell/>
          <table:table-cell office:value-type="string">
            <text:p>RutorPerHT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string">
            <text:p>Naturlig Skyd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Rustning</text:p>
          </table:table-cell>
          <table:table-cell office:value-type="string">
            <text:p>Helrustning 15</text:p>
          </table:table-cell>
          <table:table-cell/>
        </table:table-row>
        <table:table-row table:style-name="ro1">
          <table:table-cell/>
          <table:table-cell office:value-type="string">
            <text:p>Förmåg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ndlingstillfälle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Vapen</text:p>
          </table:table-cell>
          <table:table-cell office:value-type="string">
            <text:p>FV</text:p>
          </table:table-cell>
          <table:table-cell office:value-type="string">
            <text:p>SKA</text:p>
          </table:table-cell>
        </table:table-row>
        <table:table-row table:style-name="ro1">
          <table:table-cell/>
          <table:table-cell office:value-type="string">
            <text:p>Dubbelyxa</text:p>
          </table:table-cell>
          <table:table-cell office:value-type="float" office:value="35">
            <text:p>35</text:p>
          </table:table-cell>
          <table:table-cell office:value-type="string">
            <text:p>4T10+4</text:p>
          </table:table-cell>
        </table:table-row>
        <table:table-row table:style-name="ro2">
          <table:table-cell/>
          <table:table-cell office:value-type="string">
            <text:p>-Jordbävning</text:p>
          </table:table-cell>
          <table:table-cell office:value-type="string">
            <text:p>En hel SR, var 5 SR</text:p>
          </table:table-cell>
          <table:table-cell office:value-type="string">
            <text:p>Alla inom 20 rutor faller. 1 SR att resa sig.</text:p>
          </table:table-cell>
        </table:table-row>
        <table:table-row table:style-name="ro2">
          <table:table-cell/>
          <table:table-cell office:value-type="string">
            <text:p>-Magisk osårbarhet</text:p>
          </table:table-cell>
          <table:table-cell office:value-type="string">
            <text:p>En hel SR, var 5 SR</text:p>
          </table:table-cell>
          <table:table-cell office:value-type="string">
            <text:p>Osårbar från allt magiskt i 2 SR</text:p>
          </table:table-cell>
        </table:table-row>
        <table:table-row table:style-name="ro2">
          <table:table-cell/>
          <table:table-cell office:value-type="string">
            <text:p>-Återvända</text:p>
          </table:table-cell>
          <table:table-cell office:value-type="string">
            <text:p>Ett HT </text:p>
          </table:table-cell>
          <table:table-cell office:value-type="string">
            <text:p>Yxan återvänder till hande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Vapenteknik</text:p>
          </table:table-cell>
          <table:table-cell office:value-type="string">
            <text:p>FV</text:p>
          </table:table-cell>
          <table:table-cell/>
        </table:table-row>
        <table:table-row table:style-name="ro1">
          <table:table-cell/>
          <table:table-cell office:value-type="string">
            <text:p>Svepande 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Flygande 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Dubbel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Kasta Yxa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/>
          <table:table-cell office:value-type="string">
            <text:p>Virvelvindsanfall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Anfall försv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R1</text:p>
          </table:table-cell>
          <table:table-cell/>
          <table:table-cell office:value-type="string">
            <text:p>E(dam)</text:p>
          </table:table-cell>
        </table:table-row>
        <table:table-row table:style-name="ro1">
          <table:table-cell/>
          <table:table-cell office:value-type="string">
            <text:p>HT1</text:p>
          </table:table-cell>
          <table:table-cell office:value-type="string">
            <text:p>Klubba</text:p>
          </table:table-cell>
          <table:table-cell table:formula="of:=+[.C27]/20*(4+2)" office:value-type="float" office:value="7.5">
            <text:p>7,5</text:p>
          </table:table-cell>
        </table:table-row>
        <table:table-row table:style-name="ro1">
          <table:table-cell/>
          <table:table-cell office:value-type="string">
            <text:p>HT2</text:p>
          </table:table-cell>
          <table:table-cell office:value-type="string">
            <text:p>Klubba</text:p>
          </table:table-cell>
          <table:table-cell office:value-type="float" office:value="2.4">
            <text:p>2,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R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1</text:p>
          </table:table-cell>
          <table:table-cell office:value-type="string">
            <text:p>Klubba</text:p>
          </table:table-cell>
          <table:table-cell office:value-type="float" office:value="2.4">
            <text:p>2,4</text:p>
          </table:table-cell>
        </table:table-row>
        <table:table-row table:style-name="ro1">
          <table:table-cell/>
          <table:table-cell office:value-type="string">
            <text:p>HT2</text:p>
          </table:table-cell>
          <table:table-cell office:value-type="string">
            <text:p>Klubba</text:p>
          </table:table-cell>
          <table:table-cell office:value-type="float" office:value="2.4">
            <text:p>2,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office:value-type="string">
            <text:p>SkadaPerSR</text:p>
          </table:table-cell>
          <table:table-cell/>
          <table:table-cell office:value-type="float" office:value="2.4">
            <text:p>2,4</text:p>
          </table:table-cell>
        </table:table-row>
      </table:table>
      <table:table table:name="Dödsriddare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Namn</text:p>
          </table:table-cell>
          <table:table-cell office:value-type="string">
            <text:p>Volac</text:p>
          </table:table-cell>
          <table:table-cell office:value-type="string">
            <text:p>Vaktar en portal...</text:p>
          </table:table-cell>
        </table:table-row>
        <table:table-row table:style-name="ro1">
          <table:table-cell/>
          <table:table-cell office:value-type="string">
            <text:p>Ras</text:p>
          </table:table-cell>
          <table:table-cell office:value-type="string">
            <text:p>Svart hämnare</text:p>
          </table:table-cell>
          <table:table-cell/>
        </table:table-row>
        <table:table-row table:style-name="ro1">
          <table:table-cell/>
          <table:table-cell office:value-type="string">
            <text:p>STY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string">
            <text:p>FYS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string">
            <text:p>SMI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INT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PSY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STO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KP</text:p>
          </table:table-cell>
          <table:table-cell table:formula="of:=+([.C9]+[.C5])/2" office:value-type="float" office:value="52.5">
            <text:p>52,5</text:p>
          </table:table-cell>
          <table:table-cell/>
        </table:table-row>
        <table:table-row table:style-name="ro1">
          <table:table-cell/>
          <table:table-cell office:value-type="string">
            <text:p>KP i Bröstkorg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/>
          <table:table-cell office:value-type="string">
            <text:p>SB</text:p>
          </table:table-cell>
          <table:table-cell office:value-type="string">
            <text:p>+4T6</text:p>
          </table:table-cell>
          <table:table-cell/>
        </table:table-row>
        <table:table-row table:style-name="ro2">
          <table:table-cell/>
          <table:table-cell office:value-type="string">
            <text:p>RutorPerHT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string">
            <text:p>Naturlig Skyd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Rustning</text:p>
          </table:table-cell>
          <table:table-cell office:value-type="string">
            <text:p>Helrustning 15</text:p>
          </table:table-cell>
          <table:table-cell/>
        </table:table-row>
        <table:table-row table:style-name="ro1">
          <table:table-cell/>
          <table:table-cell office:value-type="string">
            <text:p>Förmåg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ndlingstillfälle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Vapen</text:p>
          </table:table-cell>
          <table:table-cell office:value-type="string">
            <text:p>FV</text:p>
          </table:table-cell>
          <table:table-cell office:value-type="string">
            <text:p>SKA</text:p>
          </table:table-cell>
        </table:table-row>
        <table:table-row table:style-name="ro1">
          <table:table-cell/>
          <table:table-cell office:value-type="string">
            <text:p>Dubbelyxa</text:p>
          </table:table-cell>
          <table:table-cell office:value-type="float" office:value="35">
            <text:p>35</text:p>
          </table:table-cell>
          <table:table-cell office:value-type="string">
            <text:p>4T10+4</text:p>
          </table:table-cell>
        </table:table-row>
        <table:table-row table:style-name="ro2">
          <table:table-cell/>
          <table:table-cell office:value-type="string">
            <text:p>-Jordbävning</text:p>
          </table:table-cell>
          <table:table-cell office:value-type="string">
            <text:p>En hel SR, var 5 SR</text:p>
          </table:table-cell>
          <table:table-cell office:value-type="string">
            <text:p>Alla inom 20 rutor faller. 1 SR att resa sig.</text:p>
          </table:table-cell>
        </table:table-row>
        <table:table-row table:style-name="ro2">
          <table:table-cell/>
          <table:table-cell office:value-type="string">
            <text:p>-Magisk osårbarhet</text:p>
          </table:table-cell>
          <table:table-cell office:value-type="string">
            <text:p>En hel SR, var 5 SR</text:p>
          </table:table-cell>
          <table:table-cell office:value-type="string">
            <text:p>Osårbar från allt magiskt i 2 SR</text:p>
          </table:table-cell>
        </table:table-row>
        <table:table-row table:style-name="ro2">
          <table:table-cell/>
          <table:table-cell office:value-type="string">
            <text:p>-Återvända</text:p>
          </table:table-cell>
          <table:table-cell office:value-type="string">
            <text:p>Ett HT </text:p>
          </table:table-cell>
          <table:table-cell office:value-type="string">
            <text:p>Yxan återvänder till hande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Vapenteknik</text:p>
          </table:table-cell>
          <table:table-cell office:value-type="string">
            <text:p>FV</text:p>
          </table:table-cell>
          <table:table-cell/>
        </table:table-row>
        <table:table-row table:style-name="ro1">
          <table:table-cell/>
          <table:table-cell office:value-type="string">
            <text:p>Svepande 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Flygande 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Dubbel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Kasta Yxa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/>
          <table:table-cell office:value-type="string">
            <text:p>Virvelvindsanfall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Anfall försv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R1</text:p>
          </table:table-cell>
          <table:table-cell/>
          <table:table-cell office:value-type="string">
            <text:p>E(dam)</text:p>
          </table:table-cell>
        </table:table-row>
        <table:table-row table:style-name="ro1">
          <table:table-cell/>
          <table:table-cell office:value-type="string">
            <text:p>HT1</text:p>
          </table:table-cell>
          <table:table-cell office:value-type="string">
            <text:p>Klubba</text:p>
          </table:table-cell>
          <table:table-cell table:formula="of:=+[.C27]/20*(4+2)" office:value-type="float" office:value="7.5">
            <text:p>7,5</text:p>
          </table:table-cell>
        </table:table-row>
        <table:table-row table:style-name="ro1">
          <table:table-cell/>
          <table:table-cell office:value-type="string">
            <text:p>HT2</text:p>
          </table:table-cell>
          <table:table-cell office:value-type="string">
            <text:p>Klubba</text:p>
          </table:table-cell>
          <table:table-cell office:value-type="float" office:value="2.4">
            <text:p>2,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R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1</text:p>
          </table:table-cell>
          <table:table-cell office:value-type="string">
            <text:p>Klubba</text:p>
          </table:table-cell>
          <table:table-cell office:value-type="float" office:value="2.4">
            <text:p>2,4</text:p>
          </table:table-cell>
        </table:table-row>
        <table:table-row table:style-name="ro1">
          <table:table-cell/>
          <table:table-cell office:value-type="string">
            <text:p>HT2</text:p>
          </table:table-cell>
          <table:table-cell office:value-type="string">
            <text:p>Klubba</text:p>
          </table:table-cell>
          <table:table-cell office:value-type="float" office:value="2.4">
            <text:p>2,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office:value-type="string">
            <text:p>SkadaPerSR</text:p>
          </table:table-cell>
          <table:table-cell/>
          <table:table-cell office:value-type="float" office:value="2.4">
            <text:p>2,4</text:p>
          </table:table-cell>
        </table:table-row>
      </table:table>
      <table:table table:name="Dödsgast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Namn</text:p>
          </table:table-cell>
          <table:table-cell office:value-type="string">
            <text:p>Volac</text:p>
          </table:table-cell>
          <table:table-cell office:value-type="string">
            <text:p>Vaktar en portal...</text:p>
          </table:table-cell>
        </table:table-row>
        <table:table-row table:style-name="ro1">
          <table:table-cell/>
          <table:table-cell office:value-type="string">
            <text:p>Ras</text:p>
          </table:table-cell>
          <table:table-cell office:value-type="string">
            <text:p>Svart hämnare</text:p>
          </table:table-cell>
          <table:table-cell/>
        </table:table-row>
        <table:table-row table:style-name="ro1">
          <table:table-cell/>
          <table:table-cell office:value-type="string">
            <text:p>STY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string">
            <text:p>FYS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string">
            <text:p>SMI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INT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PSY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STO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KP</text:p>
          </table:table-cell>
          <table:table-cell table:formula="of:=+([.C9]+[.C5])/2" office:value-type="float" office:value="52.5">
            <text:p>52,5</text:p>
          </table:table-cell>
          <table:table-cell/>
        </table:table-row>
        <table:table-row table:style-name="ro1">
          <table:table-cell/>
          <table:table-cell office:value-type="string">
            <text:p>KP i Bröstkorg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/>
          <table:table-cell office:value-type="string">
            <text:p>SB</text:p>
          </table:table-cell>
          <table:table-cell office:value-type="string">
            <text:p>+4T6</text:p>
          </table:table-cell>
          <table:table-cell/>
        </table:table-row>
        <table:table-row table:style-name="ro2">
          <table:table-cell/>
          <table:table-cell office:value-type="string">
            <text:p>RutorPerHT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string">
            <text:p>Naturlig Skyd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Rustning</text:p>
          </table:table-cell>
          <table:table-cell office:value-type="string">
            <text:p>Helrustning 15</text:p>
          </table:table-cell>
          <table:table-cell/>
        </table:table-row>
        <table:table-row table:style-name="ro1">
          <table:table-cell/>
          <table:table-cell office:value-type="string">
            <text:p>Förmåg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ndlingstillfälle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Vapen</text:p>
          </table:table-cell>
          <table:table-cell office:value-type="string">
            <text:p>FV</text:p>
          </table:table-cell>
          <table:table-cell office:value-type="string">
            <text:p>SKA</text:p>
          </table:table-cell>
        </table:table-row>
        <table:table-row table:style-name="ro1">
          <table:table-cell/>
          <table:table-cell office:value-type="string">
            <text:p>Dubbelyxa</text:p>
          </table:table-cell>
          <table:table-cell office:value-type="float" office:value="35">
            <text:p>35</text:p>
          </table:table-cell>
          <table:table-cell office:value-type="string">
            <text:p>4T10+4</text:p>
          </table:table-cell>
        </table:table-row>
        <table:table-row table:style-name="ro2">
          <table:table-cell/>
          <table:table-cell office:value-type="string">
            <text:p>-Jordbävning</text:p>
          </table:table-cell>
          <table:table-cell office:value-type="string">
            <text:p>En hel SR, var 5 SR</text:p>
          </table:table-cell>
          <table:table-cell office:value-type="string">
            <text:p>Alla inom 20 rutor faller. 1 SR att resa sig.</text:p>
          </table:table-cell>
        </table:table-row>
        <table:table-row table:style-name="ro2">
          <table:table-cell/>
          <table:table-cell office:value-type="string">
            <text:p>-Magisk osårbarhet</text:p>
          </table:table-cell>
          <table:table-cell office:value-type="string">
            <text:p>En hel SR, var 5 SR</text:p>
          </table:table-cell>
          <table:table-cell office:value-type="string">
            <text:p>Osårbar från allt magiskt i 2 SR</text:p>
          </table:table-cell>
        </table:table-row>
        <table:table-row table:style-name="ro2">
          <table:table-cell/>
          <table:table-cell office:value-type="string">
            <text:p>-Återvända</text:p>
          </table:table-cell>
          <table:table-cell office:value-type="string">
            <text:p>Ett HT </text:p>
          </table:table-cell>
          <table:table-cell office:value-type="string">
            <text:p>Yxan återvänder till hande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Vapenteknik</text:p>
          </table:table-cell>
          <table:table-cell office:value-type="string">
            <text:p>FV</text:p>
          </table:table-cell>
          <table:table-cell/>
        </table:table-row>
        <table:table-row table:style-name="ro1">
          <table:table-cell/>
          <table:table-cell office:value-type="string">
            <text:p>Svepande 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Flygande 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Dubbel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Kasta Yxa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/>
          <table:table-cell office:value-type="string">
            <text:p>Virvelvindsanfall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Anfall försv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R1</text:p>
          </table:table-cell>
          <table:table-cell/>
          <table:table-cell office:value-type="string">
            <text:p>E(dam)</text:p>
          </table:table-cell>
        </table:table-row>
        <table:table-row table:style-name="ro1">
          <table:table-cell/>
          <table:table-cell office:value-type="string">
            <text:p>HT1</text:p>
          </table:table-cell>
          <table:table-cell office:value-type="string">
            <text:p>Klubba</text:p>
          </table:table-cell>
          <table:table-cell table:formula="of:=+[.C27]/20*(4+2)" office:value-type="float" office:value="7.5">
            <text:p>7,5</text:p>
          </table:table-cell>
        </table:table-row>
        <table:table-row table:style-name="ro1">
          <table:table-cell/>
          <table:table-cell office:value-type="string">
            <text:p>HT2</text:p>
          </table:table-cell>
          <table:table-cell office:value-type="string">
            <text:p>Klubba</text:p>
          </table:table-cell>
          <table:table-cell office:value-type="float" office:value="2.4">
            <text:p>2,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R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1</text:p>
          </table:table-cell>
          <table:table-cell office:value-type="string">
            <text:p>Klubba</text:p>
          </table:table-cell>
          <table:table-cell office:value-type="float" office:value="2.4">
            <text:p>2,4</text:p>
          </table:table-cell>
        </table:table-row>
        <table:table-row table:style-name="ro1">
          <table:table-cell/>
          <table:table-cell office:value-type="string">
            <text:p>HT2</text:p>
          </table:table-cell>
          <table:table-cell office:value-type="string">
            <text:p>Klubba</text:p>
          </table:table-cell>
          <table:table-cell office:value-type="float" office:value="2.4">
            <text:p>2,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office:value-type="string">
            <text:p>SkadaPerSR</text:p>
          </table:table-cell>
          <table:table-cell/>
          <table:table-cell office:value-type="float" office:value="2.4">
            <text:p>2,4</text:p>
          </table:table-cell>
        </table:table-row>
      </table:table>
      <table:table table:name="Healers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Namn</text:p>
          </table:table-cell>
          <table:table-cell office:value-type="string">
            <text:p>Volac</text:p>
          </table:table-cell>
          <table:table-cell office:value-type="string">
            <text:p>Vaktar en portal...</text:p>
          </table:table-cell>
        </table:table-row>
        <table:table-row table:style-name="ro1">
          <table:table-cell/>
          <table:table-cell office:value-type="string">
            <text:p>Ras</text:p>
          </table:table-cell>
          <table:table-cell office:value-type="string">
            <text:p>Svart hämnare</text:p>
          </table:table-cell>
          <table:table-cell/>
        </table:table-row>
        <table:table-row table:style-name="ro1">
          <table:table-cell/>
          <table:table-cell office:value-type="string">
            <text:p>STY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string">
            <text:p>FYS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string">
            <text:p>SMI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INT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PSY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STO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KP</text:p>
          </table:table-cell>
          <table:table-cell table:formula="of:=+([.C9]+[.C5])/2" office:value-type="float" office:value="52.5">
            <text:p>52,5</text:p>
          </table:table-cell>
          <table:table-cell/>
        </table:table-row>
        <table:table-row table:style-name="ro1">
          <table:table-cell/>
          <table:table-cell office:value-type="string">
            <text:p>KP i Bröstkorg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/>
          <table:table-cell office:value-type="string">
            <text:p>SB</text:p>
          </table:table-cell>
          <table:table-cell office:value-type="string">
            <text:p>+4T6</text:p>
          </table:table-cell>
          <table:table-cell/>
        </table:table-row>
        <table:table-row table:style-name="ro2">
          <table:table-cell/>
          <table:table-cell office:value-type="string">
            <text:p>RutorPerHT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string">
            <text:p>Naturlig Skyd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Rustning</text:p>
          </table:table-cell>
          <table:table-cell office:value-type="string">
            <text:p>Helrustning 15</text:p>
          </table:table-cell>
          <table:table-cell/>
        </table:table-row>
        <table:table-row table:style-name="ro1">
          <table:table-cell/>
          <table:table-cell office:value-type="string">
            <text:p>Förmåg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ndlingstillfälle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Vapen</text:p>
          </table:table-cell>
          <table:table-cell office:value-type="string">
            <text:p>FV</text:p>
          </table:table-cell>
          <table:table-cell office:value-type="string">
            <text:p>SKA</text:p>
          </table:table-cell>
        </table:table-row>
        <table:table-row table:style-name="ro1">
          <table:table-cell/>
          <table:table-cell office:value-type="string">
            <text:p>Dubbelyxa</text:p>
          </table:table-cell>
          <table:table-cell office:value-type="float" office:value="35">
            <text:p>35</text:p>
          </table:table-cell>
          <table:table-cell office:value-type="string">
            <text:p>4T10+4</text:p>
          </table:table-cell>
        </table:table-row>
        <table:table-row table:style-name="ro2">
          <table:table-cell/>
          <table:table-cell office:value-type="string">
            <text:p>-Jordbävning</text:p>
          </table:table-cell>
          <table:table-cell office:value-type="string">
            <text:p>En hel SR, var 5 SR</text:p>
          </table:table-cell>
          <table:table-cell office:value-type="string">
            <text:p>Alla inom 20 rutor faller. 1 SR att resa sig.</text:p>
          </table:table-cell>
        </table:table-row>
        <table:table-row table:style-name="ro2">
          <table:table-cell/>
          <table:table-cell office:value-type="string">
            <text:p>-Magisk osårbarhet</text:p>
          </table:table-cell>
          <table:table-cell office:value-type="string">
            <text:p>En hel SR, var 5 SR</text:p>
          </table:table-cell>
          <table:table-cell office:value-type="string">
            <text:p>Osårbar från allt magiskt i 2 SR</text:p>
          </table:table-cell>
        </table:table-row>
        <table:table-row table:style-name="ro2">
          <table:table-cell/>
          <table:table-cell office:value-type="string">
            <text:p>-Återvända</text:p>
          </table:table-cell>
          <table:table-cell office:value-type="string">
            <text:p>Ett HT </text:p>
          </table:table-cell>
          <table:table-cell office:value-type="string">
            <text:p>Yxan återvänder till hande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Vapenteknik</text:p>
          </table:table-cell>
          <table:table-cell office:value-type="string">
            <text:p>FV</text:p>
          </table:table-cell>
          <table:table-cell/>
        </table:table-row>
        <table:table-row table:style-name="ro1">
          <table:table-cell/>
          <table:table-cell office:value-type="string">
            <text:p>Svepande 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Flygande 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Dubbel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Kasta Yxa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/>
          <table:table-cell office:value-type="string">
            <text:p>Virvelvindsanfall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Anfall försv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R1</text:p>
          </table:table-cell>
          <table:table-cell/>
          <table:table-cell office:value-type="string">
            <text:p>E(dam)</text:p>
          </table:table-cell>
        </table:table-row>
        <table:table-row table:style-name="ro1">
          <table:table-cell/>
          <table:table-cell office:value-type="string">
            <text:p>HT1</text:p>
          </table:table-cell>
          <table:table-cell office:value-type="string">
            <text:p>Klubba</text:p>
          </table:table-cell>
          <table:table-cell table:formula="of:=+[.C27]/20*(4+2)" office:value-type="float" office:value="7.5">
            <text:p>7,5</text:p>
          </table:table-cell>
        </table:table-row>
        <table:table-row table:style-name="ro1">
          <table:table-cell/>
          <table:table-cell office:value-type="string">
            <text:p>HT2</text:p>
          </table:table-cell>
          <table:table-cell office:value-type="string">
            <text:p>Klubba</text:p>
          </table:table-cell>
          <table:table-cell office:value-type="float" office:value="2.4">
            <text:p>2,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R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1</text:p>
          </table:table-cell>
          <table:table-cell office:value-type="string">
            <text:p>Klubba</text:p>
          </table:table-cell>
          <table:table-cell office:value-type="float" office:value="2.4">
            <text:p>2,4</text:p>
          </table:table-cell>
        </table:table-row>
        <table:table-row table:style-name="ro1">
          <table:table-cell/>
          <table:table-cell office:value-type="string">
            <text:p>HT2</text:p>
          </table:table-cell>
          <table:table-cell office:value-type="string">
            <text:p>Klubba</text:p>
          </table:table-cell>
          <table:table-cell office:value-type="float" office:value="2.4">
            <text:p>2,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office:value-type="string">
            <text:p>SkadaPerSR</text:p>
          </table:table-cell>
          <table:table-cell/>
          <table:table-cell office:value-type="float" office:value="2.4">
            <text:p>2,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8">2018-12-28</text:date>, <text:time>10:47:49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6T09:17:21.19</meta:creation-date>
    <dc:date>2018-12-28T10:47:49.61</dc:date>
    <meta:editing-duration>PT1H28M54S</meta:editing-duration>
    <meta:editing-cycles>10</meta:editing-cycles>
    <meta:generator>OpenOffice/4.1.2$Win32 OpenOffice.org_project/412m3$Build-9782</meta:generator>
    <meta:document-statistic meta:table-count="18" meta:cell-count="1319" meta:object-count="0"/>
  </office:meta>
</office:document-meta>
</file>